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82.24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4" style:family="table-cell" style:parent-style-name="Default">
      <style:table-cell-properties fo:border-bottom="0.74pt solid #000000" fo:border-left="none" fo:border-right="none" fo:border-top="none"/>
    </style:style>
    <style:style style:name="ce37" style:family="table-cell" style:parent-style-name="Default">
      <style:table-cell-properties fo:border="none"/>
    </style:style>
    <style:style style:name="ce15" style:family="table-cell" style:parent-style-name="Default" style:data-style-name="N122">
      <style:map style:condition="cell-content()&gt;=1.4" style:apply-style-name="Good_20_-_20_Framerate" style:base-cell-address="'X-Plane 11 DRAFT'.A22"/>
      <style:map style:condition="cell-content()&gt;=1.2" style:apply-style-name="Warn_20_-_20_Framerate" style:base-cell-address="'X-Plane 11 DRAFT'.A22"/>
      <style:map style:condition="cell-content()&lt;1.2" style:apply-style-name="Bad_20_-_20_Framerate" style:base-cell-address="'X-Plane 11 DRAFT'.A22"/>
    </style:style>
    <style:style style:name="ce19" style:family="table-cell" style:parent-style-name="Default">
      <style:map style:condition="cell-content()&lt;=0.8" style:apply-style-name="Good_20_-_20_Framerate" style:base-cell-address="'X-Plane 11 DRAFT'.A23"/>
      <style:map style:condition="cell-content-is-between(0.8,1)" style:apply-style-name="Warn_20_-_20_Framerate" style:base-cell-address="'X-Plane 11 DRAFT'.A23"/>
      <style:map style:condition="cell-content()&gt;=1" style:apply-style-name="Bad_20_-_20_Framerate" style:base-cell-address="'X-Plane 11 DRAFT'.A23"/>
    </style:style>
    <style:style style:name="ce21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X-Plane 11 DRAFT'.A23"/>
      <style:map style:condition="cell-content-is-between(0.8,1)" style:apply-style-name="Warn_20_-_20_Framerate" style:base-cell-address="'X-Plane 11 DRAFT'.A23"/>
      <style:map style:condition="cell-content()&gt;=1" style:apply-style-name="Bad_20_-_20_Framerate" style:base-cell-address="'X-Plane 11 DRAFT'.A23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7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25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40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44" style:family="table-cell" style:parent-style-name="Default" style:data-style-name="N2">
      <style:table-cell-properties fo:border-bottom="none" fo:background-color="#cccccc" fo:border-left="none" fo:border-right="0.74pt solid #000000" fo:border-top="none"/>
    </style:style>
    <style:style style:name="ce47" style:family="table-cell" style:parent-style-name="Default">
      <style:table-cell-properties style:text-align-source="fix" style:repeat-content="false" fo:border="2.01pt solid #b218b2"/>
      <style:paragraph-properties fo:text-align="center" fo:margin-left="0pt"/>
      <style:text-properties fo:color="#c9211e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51" style:family="table-cell" style:parent-style-name="Default" style:data-style-name="N121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color="#c9211e"/>
    </style:style>
    <style:style style:name="ce54" style:family="table-cell" style:parent-style-name="Default" style:data-style-name="N121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6" style:family="table-cell" style:parent-style-name="Default" style:data-style-name="N0"/>
    <style:style style:name="ce62" style:family="table-cell" style:parent-style-name="Default">
      <style:table-cell-properties fo:border-bottom="none" fo:background-color="#b2b2b2" fo:border-left="none" fo:border-right="none" fo:border-top="0.74pt solid #000000"/>
      <style:text-properties fo:color="#5b277d" fo:font-weight="bold" style:font-weight-asian="bold" style:font-weight-complex="bold"/>
    </style:style>
    <style:style style:name="ce63" style:family="table-cell" style:parent-style-name="Default" style:data-style-name="N1">
      <style:text-properties fo:color="#c9211e"/>
    </style:style>
    <style:style style:name="ce59" style:family="table-cell" style:parent-style-name="Default" style:data-style-name="N0">
      <style:text-properties fo:color="#c9211e"/>
    </style:style>
    <style:style style:name="ce65" style:family="table-cell" style:parent-style-name="Default">
      <style:table-cell-properties fo:background-color="#b2b2b2"/>
      <style:text-properties fo:color="#5b277d" fo:font-weight="bold" style:font-weight-asian="bold" style:font-weight-complex="bold"/>
    </style:style>
    <style:style style:name="ce61" style:family="table-cell" style:parent-style-name="Default">
      <style:text-properties fo:color="#ce181e"/>
    </style:style>
    <style:style style:name="ce70" style:family="table-cell" style:parent-style-name="Default" style:data-style-name="N122">
      <style:text-properties fo:color="#ce181e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color="#f10d0c"/>
    </style:style>
    <style:style style:name="ce72" style:family="table-cell" style:parent-style-name="Default" style:data-style-name="N122">
      <style:text-properties fo:color="#000000"/>
    </style:style>
    <style:style style:name="ce68" style:family="table-cell" style:parent-style-name="Default">
      <style:text-properties fo:color="#000000"/>
    </style:style>
    <style:style style:name="ce83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96" style:family="table-cell" style:parent-style-name="Default">
      <style:text-properties fo:font-weight="normal" style:font-weight-asian="normal" style:font-weight-complex="normal"/>
    </style:style>
    <style:style style:name="ce76" style:family="table-cell" style:parent-style-name="Default" style:data-style-name="N122"/>
    <style:style style:name="ce77" style:family="table-cell" style:parent-style-name="Default" style:data-style-name="N1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2">
      <style:text-properties fo:font-size="8pt" style:font-size-asian="8pt" style:font-size-complex="8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105.2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291.15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">
          <table:error-message table:message-type="stop" table:display="true"/>
        </table:content-validation>
        <table:content-validation table:name="val3" table:condition="of:cell-content-is-in-list(&quot;60&quot;;&quot;64&quot;;&quot;72&quot;;&quot;75&quot;;&quot;80&quot;;&quot;85&quot;;&quot;90&quot;;&quot;110&quot;;&quot;120&quot;;&quot;160&quot;;&quot;180&quot;)" table:allow-empty-cell="true" table:display-list="unsorted" table:base-cell-address="">
          <table:error-message table:message-type="stop" table:display="true"/>
        </table:content-validation>
        <table:content-validation table:name="val4" table:condition="of:cell-content-is-in-list(&quot;ON&quot;;&quot;OFF&quot;)" table:allow-empty-cell="true" table:display-list="unsorted" table:base-cell-address="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">
          <table:error-message table:message-type="stop" table:display="true"/>
        </table:content-validation>
        <table:content-validation table:name="val7" table:condition="of:cell-content-is-in-list(&quot;OFF&quot;;&quot;ON&quot;)" table:allow-empty-cell="true" table:display-list="unsorted" table:base-cell-address="">
          <table:error-message table:message-type="stop" table:display="true"/>
        </table:content-validation>
        <table:content-validation table:name="val8" table:condition="of:cell-content-is-in-list(&quot;Large&quot;;&quot;Normal&quot;;&quot;Small&quot;)" table:allow-empty-cell="true" table:display-list="unsorted" table:base-cell-address="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">
          <table:error-message table:message-type="stop" table:display="true"/>
        </table:content-validation>
        <table:content-validation table:name="val10" table:condition="of:cell-content-is-in-list(&quot;0.50&quot;;&quot;0.75&quot;;&quot;1.00&quot;;&quot;1.25&quot;;&quot;1.50&quot;;&quot;1.75&quot;;&quot;2.00&quot;)" table:allow-empty-cell="true" table:display-list="unsorted" table:base-cell-address="">
          <table:error-message table:message-type="stop" table:display="true"/>
        </table:content-validation>
        <table:content-validation table:name="val11" table:condition="of:cell-content-is-in-list(&quot;0.00&quot;;&quot;0.25&quot;;&quot;0.50&quot;;&quot;0.75&quot;;&quot;1.00&quot;;&quot;1.00&quot;;&quot;1.25&quot;;&quot;1.50&quot;;&quot;1.75&quot;;&quot;2.00&quot;;&quot;2.25&quot;;&quot;2.50&quot;;&quot;2.75&quot;;&quot;3.00&quot;;&quot;3.25&quot;;&quot;3.50&quot;;&quot;3.75&quot;;&quot;400&quot;;&quot;4.25&quot;;&quot;4.50&quot;;&quot;4.75&quot;;&quot;5.00&quot;;&quot;5.25&quot;;&quot;5.50&quot;;&quot;5.75&quot;;&quot;6.00&quot;;&quot;6.25&quot;;&quot;6.50&quot;;&quot;6.75&quot;;&quot;7.00&quot;;&quot;7.25&quot;;&quot;7.50&quot;;&quot;7.75&quot;;&quot;8.00&quot;;&quot;8.25&quot;;&quot;8.50&quot;;&quot;8.75&quot;;&quot;9.00&quot;;&quot;9.25&quot;;&quot;9.50&quot;;&quot;9.75&quot;;&quot;10.00&quot;;&quot;&quot;)" table:allow-empty-cell="true" table:display-list="unsorted" table:base-cell-address="">
          <table:error-message table:message-type="stop" table:display="true"/>
        </table:content-validation>
        <table:content-validation table:name="val12" table:condition="of:cell-content-is-in-list(&quot;1.0&quot;;&quot;1.1&quot;;&quot;1.2&quot;;&quot;1.3&quot;;&quot;1.4&quot;;&quot;1.5&quot;;&quot;1.6&quot;)" table:allow-empty-cell="true" table:display-list="unsorted" table:base-cell-address="">
          <table:error-message table:message-type="stop" table:display="true"/>
        </table:content-validation>
        <table:content-validation table:name="val13" table:condition="of:cell-content-is-in-list(&quot;0.50&quot;;&quot;0.75&quot;;&quot;1.00&quot;;&quot;1.25&quot;;&quot;1.50&quot;;&quot;1.75&quot;;&quot;2.00&quot;)" table:allow-empty-cell="true" table:display-list="unsorted" table:base-cell-address="">
          <table:error-message table:message-type="stop" table:display="true"/>
        </table:content-validation>
        <table:content-validation table:name="val14" table:condition="of:cell-content-is-in-list(&quot;i9-9900KS_SL_at_5.2GHz&quot;;&quot;i9-9900KF_SL_at_5.1GHz&quot;;&quot;i9-9900KF&quot;;&quot;i7-8700K&quot;;&quot;i7-7700&quot;;&quot;Ryzen 5 3600X&quot;;&quot;Ryzen 7 2700X&quot;;&quot;FX-8350&quot;)" table:allow-empty-cell="true" table:display-list="unsorted" table:base-cell-address="">
          <table:error-message table:message-type="stop" table:display="true"/>
        </table:content-validation>
        <table:content-validation table:name="val15" table:condition="of:cell-content-is-in-list(&quot;&quot;;&quot;NV_TITAN_RTX&quot;;&quot;NV_RTX_2080_Ti_at_2115MHz&quot;;&quot;NV_RTX_2080_Super&quot;;&quot;NV_RTX_2070_Super&quot;;&quot;NV_RTX_2060_Super&quot;;&quot;NV_GTX_1080_Ti&quot;;&quot;NV_GTX_1080&quot;;&quot;AMD_Radeon_VII&quot;;&quot;AMD_Radeon_RX_5500_XT&quot;;&quot;AMD_Radeon_RX_5700_XT_A&quot;)" table:allow-empty-cell="true" table:display-list="unsorted" table:base-cell-address="">
          <table:error-message table:message-type="stop" table:display="true"/>
        </table:content-validation>
        <table:content-validation table:name="val16" table:condition="of:cell-content-is-in-list(&quot;&quot;;&quot;3400&quot;;&quot;2800&quot;)" table:allow-empty-cell="true" table:display-list="unsorted" table:base-cell-address="">
          <table:error-message table:message-type="stop" table:display="true"/>
        </table:content-validation>
        <table:content-validation table:name="val17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">
          <table:error-message table:message-type="stop" table:display="true"/>
        </table:content-validation>
        <table:content-validation table:name="val18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">
          <table:error-message table:message-type="stop" table:display="true"/>
        </table:content-validation>
      </table:content-validations>
      <table:table table:name="X-Plane 11 DRA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34" office:value-type="string" calcext:value-type="string">
            <text:p>Item</text:p>
          </table:table-cell>
          <table:table-cell table:style-name="ce34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34" office:value-type="string" calcext:value-type="string">
            <text:p>Sub</text:p>
          </table:table-cell>
          <table:table-cell table:style-name="ce34" office:value-type="string" calcext:value-type="string">
            <text:p>Value</text:p>
          </table:table-cell>
          <table:table-cell table:style-name="ce34" office:value-type="string" calcext:value-type="string">
            <text:p>Sub</text:p>
          </table:table-cell>
          <table:table-cell table:style-name="ce34" office:value-type="string" calcext:value-type="string">
            <text:p>Value</text:p>
          </table:table-cell>
          <table:table-cell table:style-name="ce34" office:value-type="string" calcext:value-type="string">
            <text:p>Sub</text:p>
          </table:table-cell>
          <table:table-cell table:style-name="ce34" office:value-type="string" calcext:value-type="string">
            <text:p>Value</text:p>
          </table:table-cell>
          <table:table-cell table:style-name="ce34" office:value-type="string" calcext:value-type="string">
            <text:p>Sub</text:p>
          </table:table-cell>
          <table:table-cell table:style-name="ce34" office:value-type="string" calcext:value-type="string">
            <text:p>Value</text:p>
          </table:table-cell>
          <table:table-cell table:style-name="ce34" office:value-type="string" calcext:value-type="string">
            <text:p>Sub</text:p>
          </table:table-cell>
          <table:table-cell table:style-name="ce34" office:value-type="string" calcext:value-type="string">
            <text:p>Value</text:p>
          </table:table-cell>
          <table:table-cell table:style-name="ce34"/>
          <table:table-cell table:style-name="ce34" office:value-type="string" calcext:value-type="string">
            <text:p>Numeric</text:p>
          </table:table-cell>
          <table:table-cell table:style-name="ce34" table:number-columns-repeated="49"/>
        </table:table-row>
        <table:table-row table:style-name="ro1">
          <table:table-cell table:style-name="ce37" office:value-type="string" calcext:value-type="string">
            <text:p>HMD</text:p>
          </table:table-cell>
          <table:table-cell table:style-name="ce37"/>
          <table:table-cell table:style-name="ce25" table:content-validation-name="val1" office:value-type="string" calcext:value-type="string">
            <office:annotation draw:style-name="gr1" draw:text-style-name="P2" svg:width="200.15pt" svg:height="110.95pt" svg:x="234.48pt" svg:y="14pt" draw:caption-point-x="349.91pt" draw:caption-point-y="-0.94pt">
              <dc:date>2020-02-04T00:00:00</dc:date>
              <text:p text:style-name="P1"><text:span text:style-name="T1">Regard as classes of headsets rather than specific models.</text:span></text:p>
              <text:p text:style-name="P1"><text:span text:style-name="T1"/></text:p>
              <text:p text:style-name="P1"><text:span text:style-name="T1">Pimax 8kX = Pimax Vision 8kX DSC Mode</text:span></text:p>
              <text:p text:style-name="P1"><text:span text:style-name="T1"/></text:p>
              <text:p text:style-name="P1"><text:span text:style-name="T1">Pimax 5kp = Pimax Vision 8kX Upscale Mode, Pimax Vision 8k+, Pimax 5k+, Pimax Artisan, etc</text:span></text:p>
            </office:annotation>
            <text:p>Pimax 8kX</text:p>
          </table:table-cell>
          <table:table-cell table:style-name="ce37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4" svg:width="123.96pt" svg:height="61.68pt" svg:x="209pt" svg:y="8.67pt" draw:caption-point-x="375.39pt" draw:caption-point-y="42.8pt">
              <dc:date>2019-11-29T00:00:00</dc:date>
              <text:p text:style-name="P3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Backlight Brightness</text:p>
          </table:table-cell>
          <table:table-cell table:style-name="ce40" table:content-validation-name="val2" office:value-type="string" calcext:value-type="string">
            <office:annotation draw:style-name="gr2" draw:text-style-name="P4" svg:width="109.19pt" svg:height="61.68pt" svg:x="209pt" svg:y="64.01pt" draw:caption-point-x="375.39pt" draw:caption-point-y="38.66pt">
              <dc:date>2020-02-04T00:00:00</dc:date>
              <text:p text:style-name="P3"><text:span text:style-name="T1">High typical, Low as required to accommodate eyestrain or darker night simulation.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40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Fixed Foveated Rendering</text:p>
          </table:table-cell>
          <table:table-cell table:style-name="ce40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Parallel Projections</text:p>
          </table:table-cell>
          <table:table-cell table:style-name="ce25" table:content-validation-name="val6" office:value-type="string" calcext:value-type="string">
            <office:annotation draw:style-name="gr3" draw:text-style-name="P4" svg:width="265.86pt" svg:height="151.26pt" svg:x="209pt" svg:y="111.06pt" draw:caption-point-x="375.39pt" draw:caption-point-y="42.8pt">
              <dc:date>2020-02-04T00:00:00</dc:date>
              <text:p text:style-name="P3"><text:span text:style-name="T1">Prefer ‘OFF’. As required, ‘ON’, costs performance.</text:span></text:p>
            </office:annotation>
            <text:p>ON</text:p>
          </table:table-cell>
          <table:table-cell table:number-columns-repeated="11"/>
          <table:table-cell table:style-name="ce6" table:formula="of:=(IF([.C13]=&quot;OFF&quot;;1;1.25))" office:value-type="float" office:value="1.25" calcext:value-type="float">
            <office:annotation draw:style-name="gr2" draw:text-style-name="P4" svg:width="82.18pt" svg:height="61.68pt" svg:x="976.99pt" svg:y="111.06pt" draw:caption-point-x="276.92pt" draw:caption-point-y="42.8pt">
              <dc:date>2019-11-30T00:00:00</dc:date>
              <text:p text:style-name="P3"><text:span text:style-name="T1">Do NOT reference directly. Copy IF statement to formulas.</text:span></text:p>
            </office:annotation>
            <text:p>1.2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40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40" table:content-validation-name="val8" office:value-type="string" calcext:value-type="string">
            <office:annotation draw:style-name="gr4" draw:text-style-name="P4" svg:width="82.18pt" svg:height="51pt" svg:x="209pt" svg:y="136.66pt" draw:caption-point-x="375.3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Hidden Area Mask</text:p>
          </table:table-cell>
          <table:table-cell table:style-name="ce40" table:content-validation-name="val9" office:value-type="string" calcext:value-type="string">
            <office:annotation draw:style-name="gr5" draw:text-style-name="P4" svg:width="161.8pt" svg:height="68.74pt" svg:x="209pt" svg:y="149.47pt" draw:caption-point-x="375.39pt" draw:caption-point-y="42.8pt">
              <dc:date>2019-12-03T00:00:00</dc:date>
              <text:p text:style-name="P3"><text:span text:style-name="T1">Prefer ‘ON’ to reduce possiblity of artifacts.</text:span></text:p>
              <text:p text:style-name="P3"><text:span text:style-name="T1"/></text:p>
              <text:p text:style-name="P3"><text:span text:style-name="T1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Render Quality</text:p>
          </table:table-cell>
          <table:table-cell table:style-name="ce46" table:content-validation-name="val10" office:value-type="float" office:value="1.25" calcext:value-type="float">
            <office:annotation draw:style-name="gr6" draw:text-style-name="P2" svg:width="135.16pt" svg:height="128.86pt" svg:x="0pt" svg:y="162.26pt" draw:caption-point-x="584.39pt" draw:caption-point-y="42.8pt">
              <dc:date>2020-02-04T00:00:00</dc:date>
              <text:p text:style-name="P1"><text:span text:style-name="T1">Set ‘1.0’ for any headset (typically non-pimax) without driver supersampling!</text:span></text:p>
              <text:p text:style-name="P1"><text:span text:style-name="T1"/></text:p>
              <text:p text:style-name="P1"><text:span text:style-name="T1">Prefer &gt;1.25 if headset driver offers supersampling. Minimizes blur caused by postprocessing filters, and may improve multithreading (performance).</text:span></text:p>
            </office:annotation>
            <text:p>1.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GPU Catalyst</text:p>
          </table:table-cell>
          <table:table-cell table:style-name="ce44" table:content-validation-name="val11" office:value-type="float" office:value="0" calcext:value-type="float">
            <office:annotation draw:style-name="gr7" draw:text-style-name="P4" svg:width="82.18pt" svg:height="106.47pt" svg:x="601.68pt" svg:y="175.07pt" draw:caption-point-x="-17.29pt" draw:caption-point-y="42.8pt">
              <dc:date>2020-04-13T00:00:00</dc:date>
              <text:p text:style-name="P3"><text:span text:style-name="T1">WARNING: Always set ‘0’ unless GPU utilization remains well below 90% under frame dropping conditions!</text:span></text:p>
            </office:annotation>
            <text:p>0.0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1]" office:value-type="float" office:value="4050" calcext:value-type="float">
            <office:annotation draw:style-name="gr8" draw:text-style-name="P2" svg:width="102.53pt" svg:height="140.06pt" svg:x="0pt" svg:y="200.66pt" draw:caption-point-x="584.39pt" draw:caption-point-y="55.62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4050</text:p>
          </table:table-cell>
          <table:table-cell office:value-type="string" calcext:value-type="string">
            <text:p>Add SR</text:p>
          </table:table-cell>
          <table:table-cell table:style-name="ce83" table:content-validation-name="val17" office:value-type="float" office:value="1.2" calcext:value-type="float">
            <office:annotation draw:style-name="gr2" draw:text-style-name="P4" svg:width="82.18pt" svg:height="61.68pt" svg:x="336.98pt" svg:y="213.48pt" draw:caption-point-x="355.72pt" draw:caption-point-y="42.8pt">
              <dc:date>2019-11-30T00:00:00</dc:date>
              <text:p text:style-name="P3"><text:span text:style-name="T1">Setting this too high will also degrade VR application framerate.</text:span></text:p>
            </office:annotation>
            <text:p>1.20</text:p>
          </table:table-cell>
          <table:table-cell table:number-columns-repeated="59"/>
        </table:table-row>
        <table:table-row table:style-name="ro1">
          <table:table-cell table:style-name="ce15" table:formula="of:=[.C21]/[.O13]/[.C4]" office:value-type="float" office:value="1.5" calcext:value-type="float">
            <text:p>1.500</text:p>
          </table:table-cell>
          <table:table-cell table:style-name="ce26" office:value-type="string" calcext:value-type="string">
            <text:p>← <text:span text:style-name="T2">Total SR</text:span></text:p>
          </table:table-cell>
          <table:table-cell table:style-name="ce38"/>
          <table:table-cell table:style-name="ce55" office:value-type="string" calcext:value-type="string">
            <office:annotation draw:style-name="gr4" draw:text-style-name="P4" svg:width="82.18pt" svg:height="51pt" svg:x="273pt" svg:y="226.26pt" draw:caption-point-x="365.56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96" table:formula="of:=ROUNDDOWN([.C4]*[.C17]*[.E21];0)" office:value-type="float" office:value="3240" calcext:value-type="float">
            <text:p>3240</text:p>
          </table:table-cell>
          <table:table-cell table:style-name="ce55" office:value-type="string" calcext:value-type="string">
            <text:p>Total SR</text:p>
          </table:table-cell>
          <table:table-cell table:style-name="ce15" table:formula="of:=[.C21]/[.O13]/[.C4]" office:value-type="float" office:value="1.5" calcext:value-type="float">
            <text:p>1.50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1]" office:value-type="float" office:value="1.5" calcext:value-type="float">
            <text:p>1.500</text:p>
          </table:table-cell>
          <table:table-cell table:number-columns-repeated="55"/>
        </table:table-row>
        <table:table-row table:style-name="ro1">
          <table:table-cell table:style-name="ce19" table:formula="of:=ROUNDUP(([.C21]/[.C55])^2*([.C10]/[.C44]);3)" office:value-type="float" office:value="1.55" calcext:value-type="float">
            <text:p>1.55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55"/>
          <table:table-cell table:style-name="ce96"/>
          <table:table-cell table:style-name="ce55"/>
          <table:table-cell/>
          <table:table-cell table:style-name="ce55" office:value-type="string" calcext:value-type="string">
            <text:p>Equivalent</text:p>
          </table:table-cell>
          <table:table-cell table:style-name="ce18" table:formula="of:=CONCATENATE(ROUNDDOWN([.G22]*[.C3];0);&quot;x&quot;;ROUNDDOWN([.G22]*[.C4];0))" office:value-type="string" office:string-value="5760x3240" calcext:value-type="string">
            <text:p>5760x3240</text:p>
          </table:table-cell>
          <table:table-cell table:style-name="ce55" office:value-type="string" calcext:value-type="string">
            <text:p>vAngular</text:p>
          </table:table-cell>
          <table:table-cell table:formula="of:=ROUND([.E22]/[.C6];5)" office:value-type="float" office:value="29.45455" calcext:value-type="float">
            <text:p>29.45455</text:p>
          </table:table-cell>
          <table:table-cell table:style-name="ce55" office:value-type="string" calcext:value-type="string">
            <text:p>Load</text:p>
          </table:table-cell>
          <table:table-cell table:style-name="ce19" table:formula="of:=ROUNDUP(([.C21]/[.C55])^2;3)" office:value-type="float" office:value="1.55" calcext:value-type="float">
            <office:annotation draw:style-name="gr9" draw:text-style-name="P4" svg:width="343.3pt" svg:height="116.87pt" svg:x="460.57pt" svg:y="149.5pt" draw:caption-point-x="665.32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1.55</text:p>
          </table:table-cell>
          <table:table-cell/>
          <table:table-cell table:formula="of:=[.C21]" office:value-type="float" office:value="4050" calcext:value-type="float">
            <text:p>4050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50"/>
          <table:table-cell table:style-name="ce38"/>
          <table:table-cell table:style-name="ce55"/>
          <table:table-cell table:style-name="ce96"/>
          <table:table-cell table:style-name="ce55"/>
          <table:table-cell/>
          <table:table-cell table:style-name="ce55"/>
          <table:table-cell table:style-name="ce18"/>
          <table:table-cell table:style-name="ce55"/>
          <table:table-cell/>
          <table:table-cell table:style-name="ce55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6]" office:value-type="float" office:value="4050" calcext:value-type="float">
            <text:p>4050</text:p>
          </table:table-cell>
          <table:table-cell office:value-type="string" calcext:value-type="string">
            <text:p>Add SR</text:p>
          </table:table-cell>
          <table:table-cell table:style-name="ce83" table:content-validation-name="val18" office:value-type="float" office:value="1.2" calcext:value-type="float">
            <text:p>1.20</text:p>
          </table:table-cell>
          <table:table-cell office:value-type="string" calcext:value-type="string">
            <text:p>Sub SR</text:p>
          </table:table-cell>
          <table:table-cell table:formula="of:=[.C26]/[.O13]/[.C4]" office:value-type="float" office:value="1.5" calcext:value-type="float">
            <text:p>1.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6]" office:value-type="float" office:value="1.5" calcext:value-type="float">
            <text:p>1.5</text:p>
          </table:table-cell>
          <table:table-cell table:number-columns-repeated="55"/>
        </table:table-row>
        <table:table-row table:style-name="ro1">
          <table:table-cell/>
          <table:table-cell table:style-name="ce5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55" office:value-type="string" calcext:value-type="string">
            <text:p>Presumed Not Available</text:p>
          </table:table-cell>
          <table:table-cell table:style-name="ce51" table:content-validation-name="val12" office:value-type="float" office:value="1" calcext:value-type="float">
            <text:p>1.0</text:p>
          </table:table-cell>
          <table:table-cell table:style-name="ce55" office:value-type="string" calcext:value-type="string">
            <office:annotation draw:style-name="gr4" draw:text-style-name="P4" svg:width="82.18pt" svg:height="51pt" svg:x="273pt" svg:y="315.86pt" draw:caption-point-x="365.56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96" table:formula="of:=ROUNDDOWN([.C4]*[.C17]*[.E26]*[.C29];0)" office:value-type="float" office:value="3240" calcext:value-type="float">
            <text:p>3240</text:p>
          </table:table-cell>
          <table:table-cell table:style-name="ce55" office:value-type="string" calcext:value-type="string">
            <text:p>Total SR</text:p>
          </table:table-cell>
          <table:table-cell table:style-name="ce15" table:formula="of:=[.E29]/[.C4]" office:value-type="float" office:value="1.5" calcext:value-type="float">
            <office:annotation draw:style-name="gr10" draw:text-style-name="P4" svg:width="71.63pt" svg:height="30.84pt" svg:x="463.18pt" svg:y="312.29pt" draw:caption-point-x="337.83pt" draw:caption-point-y="46.37pt">
              <dc:date>2019-11-30T00:00:00</dc:date>
              <text:p text:style-name="P3"><text:span text:style-name="T1">Prefer ~1.5 for text clarity.</text:span></text:p>
            </office:annotation>
            <text:p>1.50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6]*[.C29]" office:value-type="float" office:value="1.5" calcext:value-type="float">
            <text:p>1.500</text:p>
          </table:table-cell>
          <table:table-cell table:number-columns-repeated="55"/>
        </table:table-row>
        <table:table-row table:style-name="ro1">
          <table:table-cell table:style-name="ce15" table:formula="of:=[.E29]/[.C4]" office:value-type="float" office:value="1.5" calcext:value-type="float">
            <office:annotation draw:style-name="gr10" draw:text-style-name="P4" svg:width="71.63pt" svg:height="30.84pt" svg:x="79.17pt" svg:y="325.11pt" draw:caption-point-x="17.38pt" draw:caption-point-y="46.37pt">
              <dc:date>2019-11-30T00:00:00</dc:date>
              <text:p text:style-name="P3"><text:span text:style-name="T1">Prefer ~1.5 for text clarity.</text:span></text:p>
            </office:annotation>
            <text:p>1.500</text:p>
          </table:table-cell>
          <table:table-cell table:style-name="ce26" office:value-type="string" calcext:value-type="string">
            <text:p>← <text:span text:style-name="T2">Total SR</text:span></text:p>
          </table:table-cell>
          <table:table-cell table:style-name="ce36"/>
          <table:table-cell table:number-columns-repeated="4"/>
          <table:table-cell table:style-name="ce55" office:value-type="string" calcext:value-type="string">
            <text:p>Equivalent</text:p>
          </table:table-cell>
          <table:table-cell table:style-name="ce37" table:formula="of:=CONCATENATE(ROUNDDOWN([.G29]*[.C3];0);&quot;x&quot;;ROUNDDOWN([.G29]*[.C4];0))" office:value-type="string" office:string-value="5760x3240" calcext:value-type="string">
            <office:annotation draw:style-name="gr11" draw:text-style-name="P4" svg:width="507.6pt" svg:height="319.21pt" svg:x="0pt" svg:y="200.13pt" draw:caption-point-x="909.3pt" draw:caption-point-y="171.35pt">
              <dc:date>2019-11-29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Equivalent display panel resolution for relative comparisons ONLY.</text:span></text:p>
              <text:p text:style-name="P3"><text:span text:style-name="T1"/></text:p>
              <text:p text:style-name="P3"><text:span text:style-name="T1">Margin of error is &gt;+/-20% for vAngular, vFOV, or any derivative. Exaggerated vFOV marketing claims may be taken at face value, aggregated, or rounded.</text:span></text:p>
              <text:p text:style-name="P3"><text:span text:style-name="T1"/></text:p>
              <text:p text:style-name="P3"><text:span text:style-name="T1">Drastic differences in optics quality and pixel usage are also more significant.</text:span></text:p>
              <text:p text:style-name="P3"><text:span text:style-name="T1"/></text:p>
              <text:p text:style-name="P3"><text:span text:style-name="T1">No part of this list is intended as PASS/FAIL criteria.</text:span></text:p>
              <text:p text:style-name="P3"><text:span text:style-name="T1"/></text:p>
              <text:p text:style-name="P3"><text:span text:style-name="T1"/></text:p>
              <text:p text:style-name="P3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3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3"><text:span text:style-name="T1"/></text:p>
              <text:p text:style-name="P3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3"><text:span text:style-name="T1"/></text:p>
              <text:p text:style-name="P3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3"><text:span text:style-name="T1"/></text:p>
              <text:p text:style-name="P3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3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3"><text:span text:style-name="T1"/></text:p>
              <text:p text:style-name="P3"><text:span text:style-name="T1"/></text:p>
              <text:p text:style-name="P3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3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3"><text:span text:style-name="T1"/></text:p>
              <text:p text:style-name="P3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3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5760x3240</text:p>
          </table:table-cell>
          <table:table-cell table:style-name="ce55" office:value-type="string" calcext:value-type="string">
            <text:p>vAngular</text:p>
          </table:table-cell>
          <table:table-cell table:formula="of:=ROUND([.E29]/[.C6];5)" office:value-type="float" office:value="29.45455" calcext:value-type="float">
            <office:annotation draw:style-name="gr12" draw:text-style-name="P4" svg:width="216.54pt" svg:height="162.45pt" svg:x="470.21pt" svg:y="193.35pt" draw:caption-point-x="547.4pt" draw:caption-point-y="178.13pt">
              <dc:date>2019-11-30T00:00:00</dc:date>
              <text:p text:style-name="P3"><text:span text:style-name="T1">Values &gt;1.5x native will NOT be meaningfully better.</text:span></text:p>
              <text:p text:style-name="P3"><text:span text:style-name="T1"/></text:p>
              <text:p text:style-name="P3"><text:span text:style-name="T1">Margin of error &gt;+/-20%.</text:span></text:p>
              <text:p text:style-name="P3"><text:span text:style-name="T1"/></text:p>
              <text:p text:style-name="P3"><text:span text:style-name="T1">Highly nonlinear due to human vision thresholds and sampling error.</text:span></text:p>
              <text:p text:style-name="P3"><text:span text:style-name="T1"/></text:p>
              <text:p text:style-name="P3"><text:span text:style-name="T1">Optical artifacts may degrade useful resolution further.</text:span></text:p>
              <text:p text:style-name="P3"><text:span text:style-name="T1"/></text:p>
              <text:p text:style-name="P3"><text:span text:style-name="T1">Do NOT consider as PASS/FAIL except when evaluating super-resolution settings for the same hardware and software.</text:span></text:p>
            </office:annotation>
            <text:p>29.45455</text:p>
          </table:table-cell>
          <table:table-cell table:style-name="ce55" office:value-type="string" calcext:value-type="string">
            <text:p>Load</text:p>
          </table:table-cell>
          <table:table-cell table:style-name="ce19" table:formula="of:=ROUNDUP(((([.C26]*[.C29])/([.C60]*[.C63]))^2)*([.C10]/[.C44]);3)" office:value-type="float" office:value="1.55" calcext:value-type="float">
            <office:annotation draw:style-name="gr9" draw:text-style-name="P4" svg:width="343.3pt" svg:height="116.87pt" svg:x="460.57pt" svg:y="239.1pt" draw:caption-point-x="665.32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1.55</text:p>
          </table:table-cell>
          <table:table-cell/>
          <table:table-cell table:formula="of:=[.C26]*[.C29]" office:value-type="float" office:value="4050" calcext:value-type="float">
            <text:p>4050</text:p>
          </table:table-cell>
          <table:table-cell table:number-columns-repeated="49"/>
        </table:table-row>
        <table:table-row table:style-name="ro1">
          <table:table-cell table:style-name="ce21" table:formula="of:=ROUNDUP(((([.C26]*[.C29])/([.C60]*[.C63]))^2)*([.C10]/[.C44]);3)" office:value-type="float" office:value="1.55" calcext:value-type="float">
            <office:annotation draw:style-name="gr9" draw:text-style-name="P4" svg:width="343.3pt" svg:height="116.87pt" svg:x="0pt" svg:y="251.89pt" draw:caption-point-x="96.55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1.55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34" office:value-type="string" calcext:value-type="string">
            <text:p>Limits</text:p>
          </table:table-cell>
          <table:table-cell table:style-name="ce34" table:number-columns-repeated="63"/>
        </table:table-row>
        <table:table-row table:style-name="ro1">
          <table:table-cell table:style-name="ce37" office:value-type="string" calcext:value-type="string">
            <text:p>HMD</text:p>
          </table:table-cell>
          <table:table-cell table:style-name="ce37"/>
          <table:table-cell table:style-name="ce25" table:content-validation-name="val1" office:value-type="string" calcext:value-type="string">
            <text:p>Pimax 8kX</text:p>
          </table:table-cell>
          <table:table-cell table:style-name="ce37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6]=&quot;Pimax 8kX&quot;;3840;IF([.C36]=&quot;Pimax 5kp&quot;;2560;IF([.C36]=&quot;HP Reverb&quot;;2160;IF([.C36]=&quot;Valve Index&quot;;2880;IF([.C36]=&quot;HTC Vive Pro&quot;;1440;IF([.C36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6]=&quot;Pimax 8kX&quot;;2160;IF([.C36]=&quot;Pimax 5kp&quot;;1440;IF([.C36]=&quot;HP Reverb&quot;;2160;IF([.C36]=&quot;Valve Index&quot;;1600;IF([.C36]=&quot;HTC Vive Pro&quot;;1600;IF([.C36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6]=&quot;Pimax 8kX&quot;;170;IF([.C36]=&quot;Pimax 5kp&quot;;170;IF([.C36]=&quot;HP Reverb&quot;;110;IF([.C36]=&quot;Valve Index&quot;;130;IF([.C36]=&quot;HTC Vive Pro&quot;;110;IF([.C36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6]=&quot;Pimax 8kX&quot;;110;IF([.C36]=&quot;Pimax 5kp&quot;;110;IF([.C36]=&quot;HP Reverb&quot;;110;IF([.C36]=&quot;Valve Index&quot;;130;IF([.C36]=&quot;HTC Vive Pro&quot;;110;IF([.C36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6]=&quot;Pimax 8kX&quot;;ROUND([.C38]/[.C40];3);IF([.C36]=&quot;Pimax 5kp&quot;;ROUND([.C38]/[.C40];3);IF([.C36]=&quot;HP Reverb&quot;;ROUND([.C38]/[.C40];3);IF([.C36]=&quot;Valve Index&quot;;ROUND([.C38]/[.C40];3);IF([.C36]=&quot;HTC Vive Pro&quot;;ROUND([.C38]/[.C40];3);IF([.C36]=&quot;HTC Vive&quot;;ROUND([.C38]/[.C40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Backlight Brightness</text:p>
          </table:table-cell>
          <table:table-cell table:style-name="ce40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40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Fixed Foveated Rendering</text:p>
          </table:table-cell>
          <table:table-cell table:style-name="ce40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Parallel Projections</text:p>
          </table:table-cell>
          <table:table-cell table:style-name="ce25" table:content-validation-name="val6" office:value-type="string" calcext:value-type="string">
            <text:p>ON</text:p>
          </table:table-cell>
          <table:table-cell table:number-columns-repeated="11"/>
          <table:table-cell table:style-name="ce6" table:formula="of:=(IF([.C47]=&quot;OFF&quot;;1;1.25))" office:value-type="float" office:value="1.25" calcext:value-type="float">
            <text:p>1.2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40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40" table:content-validation-name="val8" office:value-type="string" calcext:value-type="string">
            <office:annotation draw:style-name="gr4" draw:text-style-name="P4" svg:width="82.18pt" svg:height="51pt" svg:x="601.68pt" svg:y="571.86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Hidden Area Mask</text:p>
          </table:table-cell>
          <table:table-cell table:style-name="ce40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Render Quality</text:p>
          </table:table-cell>
          <table:table-cell table:style-name="ce52" table:content-validation-name="val1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GPU Catalyst</text:p>
          </table:table-cell>
          <table:table-cell table:style-name="ce44" table:content-validation-name="val11" office:value-type="float" office:value="0" calcext:value-type="float">
            <office:annotation draw:style-name="gr7" draw:text-style-name="P4" svg:width="82.18pt" svg:height="106.47pt" svg:x="601.68pt" svg:y="610.27pt" draw:caption-point-x="-17.29pt" draw:caption-point-y="42.8pt">
              <dc:date>2020-04-13T00:00:00</dc:date>
              <text:p text:style-name="P3"><text:span text:style-name="T1">WARNING: Always set ‘0’ unless GPU utilization remains well below 90% under frame dropping conditions!</text:span></text:p>
            </office:annotation>
            <text:p>0.0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Video &gt; Custom Resolution</text:p>
          </table:table-cell>
          <table:table-cell table:style-name="ce53" office:value-type="float" office:value="3254" calcext:value-type="float">
            <office:annotation draw:style-name="gr4" draw:text-style-name="P4" svg:width="82.18pt" svg:height="51pt" svg:x="209pt" svg:y="648.68pt" draw:caption-point-x="375.39pt" draw:caption-point-y="42.8pt">
              <dc:date>2020-02-12T00:00:00</dc:date>
              <text:p text:style-name="P3"><text:span text:style-name="T1">Specified approximately 3800 horizontal pixels.</text:span></text:p>
            </office:annotation>
            <text:p>3254</text:p>
          </table:table-cell>
          <table:table-cell office:value-type="string" calcext:value-type="string">
            <text:p>Add SR</text:p>
          </table:table-cell>
          <table:table-cell table:formula="of:=[.C55]/([.C38]*[.C51]*[.O47])" office:value-type="float" office:value="1.20518518518519" calcext:value-type="float">
            <text:p>1.20518518518519</text:p>
          </table:table-cell>
          <table:table-cell table:number-columns-repeated="59"/>
        </table:table-row>
        <table:table-row table:style-name="ro1">
          <table:table-cell table:style-name="ce15" table:formula="of:=[.C55]/[.O47]/[.C38]" office:value-type="float" office:value="1.20518518518519" calcext:value-type="float">
            <text:p>1.205</text:p>
          </table:table-cell>
          <table:table-cell table:style-name="ce26" office:value-type="string" calcext:value-type="string">
            <text:p>← <text:span text:style-name="T2">Total SR</text:span></text:p>
          </table:table-cell>
          <table:table-cell table:style-name="ce38"/>
          <table:table-cell table:style-name="ce55" office:value-type="string" calcext:value-type="string">
            <text:p>v</text:p>
          </table:table-cell>
          <table:table-cell table:style-name="ce96" table:formula="of:=ROUNDDOWN([.C38]*[.C51]*[.E55];0)" office:value-type="float" office:value="2603" calcext:value-type="float">
            <text:p>2603</text:p>
          </table:table-cell>
          <table:table-cell table:style-name="ce55" office:value-type="string" calcext:value-type="string">
            <text:p>Total SR</text:p>
          </table:table-cell>
          <table:table-cell table:style-name="ce15" table:formula="of:=[.C55]/[.O47]/[.C38]" office:value-type="float" office:value="1.20518518518519" calcext:value-type="float">
            <text:p>1.205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1]*[.E55]" office:value-type="float" office:value="1.20518518518519" calcext:value-type="float">
            <text:p>1.205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55" office:value-type="string" calcext:value-type="string">
            <text:p>Equivalent</text:p>
          </table:table-cell>
          <table:table-cell table:style-name="ce18" table:formula="of:=CONCATENATE(ROUNDDOWN([.G56]*[.C37];0);&quot;x&quot;;ROUNDDOWN([.G56]*[.C38];0))" office:value-type="string" office:string-value="4627x2603" calcext:value-type="string">
            <text:p>4627x2603</text:p>
          </table:table-cell>
          <table:table-cell table:style-name="ce55" office:value-type="string" calcext:value-type="string">
            <text:p>vAngular</text:p>
          </table:table-cell>
          <table:table-cell table:formula="of:=ROUND([.E56]/[.C40];5)" office:value-type="float" office:value="23.66364" calcext:value-type="float">
            <text:p>23.66364</text:p>
          </table:table-cell>
          <table:table-cell table:style-name="ce55" office:value-type="string" calcext:value-type="string">
            <text:p>Load</text:p>
          </table:table-cell>
          <table:table-cell table:number-columns-repeated="2"/>
          <table:table-cell table:formula="of:=[.C55]" office:value-type="float" office:value="3254" calcext:value-type="float">
            <text:p>3254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50"/>
          <table:table-cell table:style-name="ce38"/>
          <table:table-cell table:style-name="ce55"/>
          <table:table-cell table:style-name="ce96"/>
          <table:table-cell table:style-name="ce55"/>
          <table:table-cell/>
          <table:table-cell table:style-name="ce55"/>
          <table:table-cell table:style-name="ce18"/>
          <table:table-cell table:style-name="ce55"/>
          <table:table-cell/>
          <table:table-cell table:style-name="ce55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Applications &gt; [App] &gt; Custom Resolution</text:p>
          </table:table-cell>
          <table:table-cell table:style-name="ce53" office:value-type="float" office:value="3254" calcext:value-type="float">
            <office:annotation draw:style-name="gr4" draw:text-style-name="P4" svg:width="82.18pt" svg:height="51pt" svg:x="209pt" svg:y="712.66pt" draw:caption-point-x="375.39pt" draw:caption-point-y="42.8pt">
              <dc:date>2020-02-12T00:00:00</dc:date>
              <text:p text:style-name="P3"><text:span text:style-name="T1">Specified approximately 3800 horizontal pixels.</text:span></text:p>
            </office:annotation>
            <text:p>3254</text:p>
          </table:table-cell>
          <table:table-cell office:value-type="string" calcext:value-type="string">
            <text:p>Add SR</text:p>
          </table:table-cell>
          <table:table-cell table:formula="of:=[.C60]/([.C38]*[.C51]*[.O47])" office:value-type="float" office:value="1.20518518518519" calcext:value-type="float">
            <text:p>1.20518518518519</text:p>
          </table:table-cell>
          <table:table-cell office:value-type="string" calcext:value-type="string">
            <text:p>Sub SR</text:p>
          </table:table-cell>
          <table:table-cell table:formula="of:=[.C60]/[.O47]/[.C38]" office:value-type="float" office:value="1.20518518518519" calcext:value-type="float">
            <text:p>1.20518518518519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1]*[.E60]" office:value-type="float" office:value="1.20518518518519" calcext:value-type="float">
            <text:p>1.20518518518519</text:p>
          </table:table-cell>
          <table:table-cell table:number-columns-repeated="55"/>
        </table:table-row>
        <table:table-row table:style-name="ro1">
          <table:table-cell/>
          <table:table-cell table:style-name="ce5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55" office:value-type="string" calcext:value-type="string">
            <text:p>Presumed Not Available</text:p>
          </table:table-cell>
          <table:table-cell table:style-name="ce54" table:content-validation-name="val12" office:value-type="float" office:value="1" calcext:value-type="float">
            <text:p>1.0</text:p>
          </table:table-cell>
          <table:table-cell table:style-name="ce55" office:value-type="string" calcext:value-type="string">
            <text:p>v</text:p>
          </table:table-cell>
          <table:table-cell table:style-name="ce96" table:formula="of:=ROUNDDOWN([.C38]*[.C51]*[.E60]*[.C63];0)" office:value-type="float" office:value="2603" calcext:value-type="float">
            <text:p>2603</text:p>
          </table:table-cell>
          <table:table-cell table:style-name="ce55" office:value-type="string" calcext:value-type="string">
            <text:p>Total SR</text:p>
          </table:table-cell>
          <table:table-cell table:style-name="ce15" table:formula="of:=[.E63]/[.C38]" office:value-type="float" office:value="1.20509259259259" calcext:value-type="float">
            <text:p>1.205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1]*[.E60]*[.C63]" office:value-type="float" office:value="1.20518518518519" calcext:value-type="float">
            <text:p>1.205</text:p>
          </table:table-cell>
          <table:table-cell table:number-columns-repeated="55"/>
        </table:table-row>
        <table:table-row table:style-name="ro1">
          <table:table-cell table:style-name="ce15" table:formula="of:=[.E63]/[.C38]" office:value-type="float" office:value="1.20509259259259" calcext:value-type="float">
            <text:p>1.205</text:p>
          </table:table-cell>
          <table:table-cell table:style-name="ce26" office:value-type="string" calcext:value-type="string">
            <text:p>← <text:span text:style-name="T2">Total SR</text:span></text:p>
          </table:table-cell>
          <table:table-cell table:style-name="ce36"/>
          <table:table-cell table:number-columns-repeated="4"/>
          <table:table-cell table:style-name="ce55" office:value-type="string" calcext:value-type="string">
            <text:p>Equivalent</text:p>
          </table:table-cell>
          <table:table-cell table:style-name="ce37" table:formula="of:=CONCATENATE(ROUNDDOWN([.G63]*[.C37];0);&quot;x&quot;;ROUNDDOWN([.G63]*[.C38];0))" office:value-type="string" office:string-value="4627x2603" calcext:value-type="string">
            <text:p>4627x2603</text:p>
          </table:table-cell>
          <table:table-cell table:style-name="ce55" office:value-type="string" calcext:value-type="string">
            <text:p>vAngular</text:p>
          </table:table-cell>
          <table:table-cell table:formula="of:=ROUND([.E63]/[.C40];5)" office:value-type="float" office:value="23.66364" calcext:value-type="float">
            <text:p>23.66364</text:p>
          </table:table-cell>
          <table:table-cell table:style-name="ce55" office:value-type="string" calcext:value-type="string">
            <text:p>Load</text:p>
          </table:table-cell>
          <table:table-cell table:number-columns-repeated="2"/>
          <table:table-cell table:formula="of:=[.C60]*[.C63]" office:value-type="float" office:value="3254" calcext:value-type="float">
            <text:p>3254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34" office:value-type="string" calcext:value-type="string">
            <office:annotation draw:style-name="gr13" draw:text-style-name="P4" svg:width="359.35pt" svg:height="296.82pt" svg:x="80.99pt" svg:y="879.08pt" draw:caption-point-x="15.56pt" draw:caption-point-y="42.8pt">
              <dc:date>2020-02-04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Do NOT interpret linearly.</text:span></text:p>
              <text:p text:style-name="P3"><text:span text:style-name="T1"/></text:p>
              <text:p text:style-name="P3"><text:span text:style-name="T1">Read and understand formulas before drawing any conclusions.</text:span></text:p>
              <text:p text:style-name="P3"><text:span text:style-name="T1"/></text:p>
              <text:p text:style-name="P3"><text:span text:style-name="T1">-</text:span></text:p>
              <text:p text:style-name="P3"><text:span text:style-name="T1"/></text:p>
              <text:p text:style-name="P3"><text:span text:style-name="T1">Comparisons across vendors (NVIDIA, AMD, Intel), will be inaccurate by as much as +/-40%.</text:span></text:p>
              <text:p text:style-name="P3"><text:span text:style-name="T1"/></text:p>
              <text:p text:style-name="P3"><text:span text:style-name="T1">Comparisons across major design changes (AMD FX vs AMD Ryzen) will be inaccurate by as much as +100% -50% (+double -half). </text:span></text:p>
              <text:p text:style-name="P3"><text:span text:style-name="T1"/></text:p>
              <text:p text:style-name="P3"><text:span text:style-name="T1">GPU is the limiting factor for almost all applications. CPU and RAM predictions should generally be ignored unless the specific weaknesses are known to be relevant.</text:span></text:p>
              <text:p text:style-name="P3"><text:span text:style-name="T1"/></text:p>
              <text:p text:style-name="P3"><text:span text:style-name="T1">CPU/GPU utilization is never an indicator of frame dropping margins. FPSVR measured latencies are generally valid, though some noticeable timing spikes may not be detected.</text:span></text:p>
              <text:p text:style-name="P3"><text:span text:style-name="T1"/></text:p>
              <text:p text:style-name="P3"><text:span text:style-name="T1">Beware some loads are independent of resolution, imposing minimum requirements. CPU/GPU loads will not decrease consistently with resolution.</text:span></text:p>
              <text:p text:style-name="P3"><text:span text:style-name="T1"/></text:p>
              <text:p text:style-name="P3"><text:span text:style-name="T1">Penalty is NOT included in calculations!</text:span></text:p>
            </office:annotation>
            <text:p>Hardware</text:p>
          </table:table-cell>
          <table:table-cell table:style-name="ce34" table:number-columns-repeated="63"/>
        </table:table-row>
        <table:table-row table:style-name="ro1">
          <table:table-cell table:style-name="ce37" office:value-type="string" calcext:value-type="string">
            <text:p>HMD</text:p>
          </table:table-cell>
          <table:table-cell table:style-name="ce37"/>
          <table:table-cell table:style-name="ce23" table:content-validation-name="val1" office:value-type="string" calcext:value-type="string">
            <text:p>Pimax 8kX</text:p>
          </table:table-cell>
          <table:table-cell table:number-columns-repeated="4"/>
          <table:table-cell table:style-name="ce37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4]=&quot;Pimax 8kX&quot;;3840;IF([.C74]=&quot;Pimax 5kp&quot;;2560;IF([.C74]=&quot;HP Reverb&quot;;2160;IF([.C74]=&quot;Valve Index&quot;;2880;IF([.C74]=&quot;HTC Vive Pro&quot;;1440;IF([.C74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4]=&quot;Pimax 8kX&quot;;2160;IF([.C74]=&quot;Pimax 5kp&quot;;1440;IF([.C74]=&quot;HP Reverb&quot;;2160;IF([.C74]=&quot;Valve Index&quot;;1600;IF([.C74]=&quot;HTC Vive Pro&quot;;1600;IF([.C74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4]=&quot;Pimax 8kX&quot;;170;IF([.C74]=&quot;Pimax 5kp&quot;;170;IF([.C74]=&quot;HP Reverb&quot;;110;IF([.C74]=&quot;Valve Index&quot;;130;IF([.C74]=&quot;HTC Vive Pro&quot;;110;IF([.C74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4]=&quot;Pimax 8kX&quot;;110;IF([.C74]=&quot;Pimax 5kp&quot;;110;IF([.C74]=&quot;HP Reverb&quot;;110;IF([.C74]=&quot;Valve Index&quot;;130;IF([.C74]=&quot;HTC Vive Pro&quot;;110;IF([.C74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4]=&quot;Pimax 8kX&quot;;ROUND([.C76]/[.C78];3);IF([.C74]=&quot;Pimax 5kp&quot;;ROUND([.C76]/[.C78];3);IF([.C74]=&quot;HP Reverb&quot;;ROUND([.C76]/[.C78];3);IF([.C74]=&quot;Valve Index&quot;;ROUND([.C76]/[.C78];3);IF([.C74]=&quot;HTC Vive Pro&quot;;ROUND([.C76]/[.C78];3);IF([.C74]=&quot;HTC Vive&quot;;ROUND([.C76]/[.C78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37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62" table:content-validation-name="val14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2]=&quot;i9-9900KF_SL_at_5.1GHz&quot;;&quot;Intel&quot;;IF([.C82]=&quot;i9-9900KS_SL_at_5.2GHz&quot;;&quot;Intel&quot;;IF([.C82]=&quot;i9-9900KF&quot;;&quot;Intel&quot;;IF([.C82]=&quot;i7-8700K&quot;;&quot;Intel&quot;;IF([.C82]=&quot;i7-7700&quot;;&quot;Intel&quot;;IF([.C82]=&quot;Ryzen 5 3600X&quot;;&quot;AMD&quot;;IF([.C82]=&quot;Ryzen 7 2700X&quot;;&quot;AMD&quot;;IF([.C82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4" draw:text-style-name="P4" svg:width="82.18pt" svg:height="72.88pt" svg:x="80.99pt" svg:y="1019.88pt" draw:caption-point-x="15.56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MT</text:p>
          </table:table-cell>
          <table:table-cell/>
          <table:table-cell table:formula="of:=IF([.C82]=&quot;i9-9900KF_SL_at_5.1GHz&quot;;20369;IF([.C82]=&quot;i9-9900KS_SL_at_5.2GHz&quot;;21501;IF([.C82]=&quot;i9-9900KF&quot;;20369;IF([.C82]=&quot;i7-8700K&quot;;15933;IF([.C82]=&quot;i7-7700&quot;;10686;IF([.C82]=&quot;Ryzen 5 3600X&quot;;20520;IF([.C82]=&quot;Ryzen 7 2700X&quot;;16939;IF([.C82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4" draw:text-style-name="P4" svg:width="91.08pt" svg:height="72.88pt" svg:x="80.99pt" svg:y="1032.66pt" draw:caption-point-x="15.56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82]=&quot;i9-9900KF_SL_at_5.1GHz&quot;;2906;IF([.C82]=&quot;i9-9900KS_SL_at_5.2GHz&quot;;3011;IF([.C82]=&quot;i9-9900KF&quot;;2906;IF([.C82]=&quot;i7-8700K&quot;;2697;IF([.C82]=&quot;i7-7700&quot;;2342;IF([.C82]=&quot;Ryzen 5 3600X&quot;;2916;IF([.C82]=&quot;Ryzen 7 2700X&quot;;2183;IF([.C82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5]*([.C90]/[.C89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6]*[.C91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8" draw:text-style-name="P4" svg:width="82.18pt" svg:height="140.06pt" svg:x="80.99pt" svg:y="1071.07pt" draw:caption-point-x="15.56pt" draw:caption-point-y="42.8pt">
              <dc:date>2020-01-05T00:00:00</dc:date>
              <text:p text:style-name="P3"><text:span text:style-name="T1">Logical Cores</text:span></text:p>
              <text:p text:style-name="P3"><text:span text:style-name="T1"/></text:p>
              <text:p text:style-name="P3"><text:span text:style-name="T1">Only especially specific weaknesses applicable to few applications under few processors will justify ignoring hyper-threading features.</text:span></text:p>
            </office:annotation>
            <text:p>Threads</text:p>
          </table:table-cell>
          <table:table-cell/>
          <table:table-cell table:formula="of:=IF([.C82]=&quot;i9-9900KF_SL_at_5.1GHz&quot;;16;IF([.C82]=&quot;i9-9900KS_SL_at_5.2GHz&quot;;16;IF([.C82]=&quot;i9-9900KF&quot;;16;IF([.C82]=&quot;i7-8700K&quot;;12;IF([.C82]=&quot;i7-7700&quot;;8;IF([.C82]=&quot;Ryzen 5 3600X&quot;;12;IF([.C82]=&quot;Ryzen 7 2700X&quot;;16;IF([.C82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4" draw:text-style-name="P4" svg:width="82.18pt" svg:height="72.88pt" svg:x="80.99pt" svg:y="1083.86pt" draw:caption-point-x="15.56pt" draw:caption-point-y="42.8pt">
              <dc:date>2020-01-05T00:00:00</dc:date>
              <text:p text:style-name="P3"><text:span text:style-name="T1">Maximum single-core frequency is used, due to core-count being more relevant to multi-threading.</text:span></text:p>
            </office:annotation>
            <text:p>Stock (MHz)</text:p>
          </table:table-cell>
          <table:table-cell/>
          <table:table-cell table:formula="of:=IF([.C82]=&quot;i9-9900KF_SL_at_5.1GHz&quot;;5000;IF([.C82]=&quot;i9-9900KS_SL_at_5.2GHz&quot;;5000;IF([.C82]=&quot;i9-9900KF&quot;;5000;IF([.C82]=&quot;i7-8700K&quot;;4700;IF([.C82]=&quot;i7-7700&quot;;4200;IF([.C82]=&quot;Ryzen 5 3600X&quot;;4400;IF([.C82]=&quot;Ryzen 7 2700X&quot;;4300;IF([.C82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" draw:text-style-name="P4" svg:width="82.18pt" svg:height="61.68pt" svg:x="80.99pt" svg:y="1096.67pt" draw:caption-point-x="15.56pt" draw:caption-point-y="42.8pt">
              <dc:date>2020-01-05T00:00:00</dc:date>
              <text:p text:style-name="P3"><text:span text:style-name="T1">In practice, CPU overclocking may provide slightly nonlinear improvements.</text:span></text:p>
            </office:annotation>
            <text:p>OverClock (MHz)</text:p>
          </table:table-cell>
          <table:table-cell/>
          <table:table-cell table:formula="of:=IF([.C82]=&quot;i9-9900KF_SL_at_5.1GHz&quot;;5100;IF([.C82]=&quot;i9-9900KS_SL_at_5.2GHz&quot;;5200;IF([.C82]=&quot;i9-9900KF&quot;;5000;IF([.C82]=&quot;i7-8700K&quot;;4700;IF([.C82]=&quot;i7-7700&quot;;4200;IF([.C82]=&quot;Ryzen 5 3600X&quot;;4400;IF([.C82]=&quot;Ryzen 7 2700X&quot;;4300;IF([.C82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82.18pt" svg:height="184.85pt" svg:x="80.99pt" svg:y="1109.48pt" draw:caption-point-x="15.56pt" draw:caption-point-y="42.8pt">
              <dc:date>2020-01-05T00:00:00</dc:date>
              <text:p text:style-name="P3"><text:span text:style-name="T1">May be inaccurate and unfair.</text:span></text:p>
              <text:p text:style-name="P3"><text:span text:style-name="T1"/></text:p>
              <text:p text:style-name="P3"><text:span text:style-name="T1">Until proven otherwise.</text:span></text:p>
              <text:p text:style-name="P3"><text:span text:style-name="T1"/></text:p>
              <text:p text:style-name="P3"><text:span text:style-name="T1">At least ‘DCS World’ has shown performance losses not consistent with clock, benchmarks, patches, etc.</text:span></text:p>
            </office:annotation>
            <text:p>Penalty</text:p>
          </table:table-cell>
          <table:table-cell/>
          <table:table-cell table:style-name="ce59" table:formula="of:=IF([.C83]=&quot;Intel&quot;;1;IF([.C83]=&quot;AMD&quot;;0.8;IF([.C83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65" table:content-validation-name="val15" office:value-type="string" calcext:value-type="string">
            <office:annotation draw:style-name="gr3" draw:text-style-name="P4" svg:width="180.17pt" svg:height="151.26pt" svg:x="209pt" svg:y="1147.86pt" draw:caption-point-x="375.39pt" draw:caption-point-y="42.8pt">
              <dc:date>2020-01-05T00:00:00</dc:date>
              <text:p text:style-name="P3"><text:span text:style-name="T1">Beware, cards with adequate air or water cooling cooling and power target settings are able to maintain boost clock continuously with typical applications.</text:span></text:p>
              <text:p text:style-name="P3"><text:span text:style-name="T1"/></text:p>
              <text:p text:style-name="P3"><text:span text:style-name="T1">Many, if not most, cards are not capable of this.</text:span></text:p>
              <text:p text:style-name="P3"><text:span text:style-name="T1"/></text:p>
              <text:p text:style-name="P3"><text:span text:style-name="T1">An example of a card with adequate cooling is the “EVGA GeForce RTX 2080 Ti Ftw3 Ultra”, “11G-P4-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4]=&quot;NV_RTX_2080_Ti_at_2115MHz&quot;;&quot;NVIDIA&quot;;IF([.C94]=&quot;NV_TITAN_RTX&quot;;&quot;NVIDIA&quot;;IF([.C94]=&quot;NV_RTX_2080_Super&quot;;&quot;NVIDIA&quot;;IF([.C94]=&quot;NV_RTX_2070_Super&quot;;&quot;NVIDIA&quot;;IF([.C94]=&quot;NV_RTX_2060_Super&quot;;&quot;NVIDIA&quot;;IF([.C94]=&quot;NV_GTX_1080_Ti&quot;;&quot;NVIDIA&quot;;IF([.C94]=&quot;NV_GTX_1080&quot;;&quot;NVIDIA&quot;;IF([.C94]=&quot;AMD_Radeon_VII&quot;;&quot;AMD&quot;;IF([.C94]=&quot;AMD_Radeon_RX_5500_XT&quot;;&quot;AMD&quot;;IF([.C94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4]=&quot;NV_RTX_2080_Ti_at_2115MHz&quot;;4352;IF([.C94]=&quot;NV_TITAN_RTX&quot;;4608;IF([.C94]=&quot;NV_RTX_2080_Super&quot;;3072;IF([.C94]=&quot;NV_RTX_2070_Super&quot;;2560;IF([.C94]=&quot;NV_RTX_2060_Super&quot;;2176;IF([.C94]=&quot;NV_GTX_1080_Ti&quot;;3584;IF([.C94]=&quot;NV_GTX_1080&quot;;2560;IF([.C94]=&quot;AMD_Radeon_VII&quot;;3840;IF([.C94]=&quot;AMD_Radeon_RX_5500_XT&quot;;1408;IF([.C94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4]=&quot;NV_RTX_2080_Ti_at_2115MHz&quot;;272;IF([.C94]=&quot;NV_TITAN_RTX&quot;;288;IF([.C94]=&quot;NV_RTX_2080_Super&quot;;192;IF([.C94]=&quot;NV_RTX_2070_Super&quot;;160;IF([.C94]=&quot;NV_RTX_2060_Super&quot;;136;IF([.C94]=&quot;NV_GTX_1080_Ti&quot;;224;IF([.C94]=&quot;NV_GTX_1080&quot;;160;IF([.C94]=&quot;AMD_Radeon_VII&quot;;240;IF([.C94]=&quot;AMD_Radeon_RX_5500_XT&quot;;88;IF([.C94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4]=&quot;NV_RTX_2080_Ti_at_2115MHz&quot;;88;IF([.C94]=&quot;NV_TITAN_RTX&quot;;96;IF([.C94]=&quot;NV_RTX_2080_Super&quot;;64;IF([.C94]=&quot;NV_RTX_2070_Super&quot;;64;IF([.C94]=&quot;NV_RTX_2060_Super&quot;;64;IF([.C94]=&quot;NV_GTX_1080_Ti&quot;;88;IF([.C94]=&quot;NV_GTX_1080&quot;;64;IF([.C94]=&quot;AMD_Radeon_VII&quot;;64;IF([.C94]=&quot;AMD_Radeon_RX_5500_XT&quot;;32;IF([.C94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4]=&quot;NV_RTX_2080_Ti_at_2115MHz&quot;;616;IF([.C94]=&quot;NV_TITAN_RTX&quot;;672;IF([.C94]=&quot;NV_RTX_2080_Super&quot;;496;IF([.C94]=&quot;NV_RTX_2070_Super&quot;;448;IF([.C94]=&quot;NV_RTX_2060_Super&quot;;448;IF([.C94]=&quot;NV_GTX_1080_Ti&quot;;484;IF([.C94]=&quot;NV_GTX_1080&quot;;352;IF([.C94]=&quot;AMD_Radeon_VII&quot;;1028;IF([.C94]=&quot;AMD_Radeon_RX_5500_XT&quot;;224;IF([.C94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4]=&quot;NV_RTX_2080_Ti_at_2115MHz&quot;;11;IF([.C94]=&quot;NV_TITAN_RTX&quot;;24;IF([.C94]=&quot;NV_RTX_2080_Super&quot;;8;IF([.C94]=&quot;NV_RTX_2070_Super&quot;;8;IF([.C94]=&quot;NV_RTX_2060_Super&quot;;8;IF([.C94]=&quot;NV_GTX_1080_Ti&quot;;11;IF([.C94]=&quot;NV_GTX_1080&quot;;8;IF([.C94]=&quot;AMD_Radeon_VII&quot;;16;IF([.C94]=&quot;AMD_Radeon_RX_5500_XT&quot;;8;IF([.C94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4]=&quot;NV_RTX_2080_Ti_at_2115MHz&quot;;136;IF([.C94]=&quot;NV_TITAN_RTX&quot;;170;IF([.C94]=&quot;NV_RTX_2080_Super&quot;;116;IF([.C94]=&quot;NV_RTX_2070_Super&quot;;113;IF([.C94]=&quot;NV_RTX_2060_Super&quot;;106;IF([.C94]=&quot;NV_GTX_1080_Ti&quot;;139;IF([.C94]=&quot;NV_GTX_1080&quot;;111;IF([.C94]=&quot;AMD_Radeon_VII&quot;;112;IF([.C94]=&quot;AMD_Radeon_RX_5500_XT&quot;;59;IF([.C94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4]=&quot;NV_RTX_2080_Ti_at_2115MHz&quot;;410;IF([.C94]=&quot;NV_TITAN_RTX&quot;;510;IF([.C94]=&quot;NV_RTX_2080_Super&quot;;348;IF([.C94]=&quot;NV_RTX_2070_Super&quot;;283;IF([.C94]=&quot;NV_RTX_2060_Super&quot;;224;IF([.C94]=&quot;NV_GTX_1080_Ti&quot;;354;IF([.C94]=&quot;NV_GTX_1080&quot;;277;IF([.C94]=&quot;AMD_Radeon_VII&quot;;420;IF([.C94]=&quot;AMD_Radeon_RX_5500_XT&quot;;162;IF([.C94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4]=&quot;NV_RTX_2080_Ti_at_2115MHz&quot;;13448;IF([.C94]=&quot;NV_TITAN_RTX&quot;;16312;IF([.C94]=&quot;NV_RTX_2080_Super&quot;;11150;IF([.C94]=&quot;NV_RTX_2070_Super&quot;;9060;IF([.C94]=&quot;NV_RTX_2060_Super&quot;;7180;IF([.C94]=&quot;NV_GTX_1080_Ti&quot;;11339;IF([.C94]=&quot;NV_GTX_1080&quot;;8873;IF([.C94]=&quot;AMD_Radeon_VII&quot;;13824;IF([.C94]=&quot;AMD_Radeon_RX_5500_XT&quot;;5196;IF([.C94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4" draw:text-style-name="P4" svg:width="82.18pt" svg:height="51pt" svg:x="80.99pt" svg:y="1275.87pt" draw:caption-point-x="15.56pt" draw:caption-point-y="42.8pt">
              <dc:date>2020-01-05T00:00:00</dc:date>
              <text:p text:style-name="P3"><text:span text:style-name="T1">Always boost clock.</text:span></text:p>
            </office:annotation>
            <text:p>Stock (MHz)</text:p>
          </table:table-cell>
          <table:table-cell/>
          <table:table-cell table:formula="of:=IF([.C94]=&quot;NV_RTX_2080_Ti_at_2115MHz&quot;;1545;IF([.C94]=&quot;NV_TITAN_RTX&quot;;1770;IF([.C94]=&quot;NV_RTX_2080_Super&quot;;1815;IF([.C94]=&quot;NV_RTX_2070_Super&quot;;1770;IF([.C94]=&quot;NV_RTX_2060_Super&quot;;1650;IF([.C94]=&quot;NV_GTX_1080_Ti&quot;;1582;IF([.C94]=&quot;NV_GTX_1080&quot;;1733;IF([.C94]=&quot;AMD_Radeon_VII&quot;;1750;IF([.C94]=&quot;AMD_Radeon_RX_5500_XT&quot;;1845;IF([.C94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4]=&quot;NV_RTX_2080_Ti_at_2115MHz&quot;;1755;IF([.C94]=&quot;NV_TITAN_RTX&quot;;1770;IF([.C94]=&quot;NV_RTX_2080_Super&quot;;1845;IF([.C94]=&quot;NV_RTX_2070_Super&quot;;1815;IF([.C94]=&quot;NV_RTX_2060_Super&quot;;1650;IF([.C94]=&quot;NV_GTX_1080_Ti&quot;;1746;IF([.C94]=&quot;NV_GTX_1080&quot;;1860;IF([.C94]=&quot;AMD_Radeon_VII&quot;;1750;IF([.C94]=&quot;AMD_Radeon_RX_5500_XT&quot;;1845;IF([.C94]=&quot;AMD_Radeon_RX_5700_XT_A&quot;;1980))))))))))" office:value-type="float" office:value="1755" calcext:value-type="float">
            <text:p>1755</text:p>
          </table:table-cell>
          <table:table-cell table:style-name="ce70" table:formula="of:=[.C105]/[.C104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4]=&quot;NV_RTX_2080_Ti_at_2115MHz&quot;;2115;IF([.C94]=&quot;NV_TITAN_RTX&quot;;2030;IF([.C94]=&quot;NV_RTX_2080_Super&quot;;2040;IF([.C94]=&quot;NV_RTX_2070_Super&quot;;2070;IF([.C94]=&quot;NV_RTX_2060_Super&quot;;1650;IF([.C94]=&quot;NV_GTX_1080_Ti&quot;;2037;IF([.C94]=&quot;NV_GTX_1080&quot;;2130;IF([.C94]=&quot;AMD_Radeon_VII&quot;;1900;IF([.C94]=&quot;AMD_Radeon_RX_5500_XT&quot;;1845;IF([.C94]=&quot;AMD_Radeon_RX_5700_XT_A&quot;;2150))))))))))" office:value-type="float" office:value="2115" calcext:value-type="float">
            <text:p>2115</text:p>
          </table:table-cell>
          <table:table-cell table:style-name="ce70" table:formula="of:=[.C106]/[.C105]" office:value-type="float" office:value="1.20512820512821" calcext:value-type="float">
            <text:p>1.205</text:p>
          </table:table-cell>
          <table:table-cell table:style-name="ce70" table:formula="of:=[.C106]/[.C104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4" draw:text-style-name="P4" svg:width="82.18pt" svg:height="51pt" svg:x="80.99pt" svg:y="1314.26pt" draw:caption-point-x="15.56pt" draw:caption-point-y="42.8pt">
              <dc:date>2020-01-05T00:00:00</dc:date>
              <text:p text:style-name="P3"><text:span text:style-name="T1">Completely arbitrary comparison statistic.</text:span></text:p>
            </office:annotation>
            <text:p>Shader Multiple</text:p>
          </table:table-cell>
          <table:table-cell/>
          <table:table-cell table:style-name="ce61" table:formula="of:=[.C106]*[.C96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6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62" table:content-validation-name="val14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4]=&quot;i9-9900KF_SL_at_5.1GHz&quot;;&quot;Intel&quot;;IF([.C114]=&quot;i9-9900KS_SL_at_5.2GHz&quot;;&quot;Intel&quot;;IF([.C114]=&quot;i9-9900KF&quot;;&quot;Intel&quot;;IF([.C114]=&quot;i7-8700K&quot;;&quot;Intel&quot;;IF([.C114]=&quot;i7-7700&quot;;&quot;Intel&quot;;IF([.C114]=&quot;Ryzen 5 3600X&quot;;&quot;AMD&quot;;IF([.C114]=&quot;Ryzen 7 2700X&quot;;&quot;AMD&quot;;IF([.C114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4]=&quot;i9-9900KF_SL_at_5.1GHz&quot;;20369;IF([.C114]=&quot;i9-9900KS_SL_at_5.2GHz&quot;;21501;IF([.C114]=&quot;i9-9900KF&quot;;20369;IF([.C114]=&quot;i7-8700K&quot;;15933;IF([.C114]=&quot;i7-7700&quot;;10686;IF([.C114]=&quot;Ryzen 5 3600X&quot;;20520;IF([.C114]=&quot;Ryzen 7 2700X&quot;;16939;IF([.C114]=&quot;FX-8350&quot;;8958))))))))" office:value-type="float" office:value="20520" calcext:value-type="float">
            <text:p>20520</text:p>
          </table:table-cell>
          <table:table-cell table:style-name="ce72" table:formula="of:=[.C116]/[.C84]" office:value-type="float" office:value="1.00741322598066" calcext:value-type="float">
            <text:p>1.007</text:p>
          </table:table-cell>
          <table:table-cell table:style-name="ce77" table:formula="of:=SQRT(([.$E$29]^2)*[.D116])" office:value-type="float" office:value="3251.98725105966" calcext:value-type="float">
            <text:p>3252</text:p>
          </table:table-cell>
          <table:table-cell table:style-name="ce72" table:formula="of:=[.E116]/[.$C$76]" office:value-type="float" office:value="1.50554965326836" calcext:value-type="float">
            <text:p>1.506</text:p>
          </table:table-cell>
          <table:table-cell table:style-name="ce72" table:formula="of:=[.F116]*[.$C$79]" office:value-type="float" office:value="29.5629729915775" calcext:value-type="float">
            <text:p>29.56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4]=&quot;i9-9900KF_SL_at_5.1GHz&quot;;2906;IF([.C114]=&quot;i9-9900KS_SL_at_5.2GHz&quot;;3011;IF([.C114]=&quot;i9-9900KF&quot;;2906;IF([.C114]=&quot;i7-8700K&quot;;2697;IF([.C114]=&quot;i7-7700&quot;;2342;IF([.C114]=&quot;Ryzen 5 3600X&quot;;2916;IF([.C114]=&quot;Ryzen 7 2700X&quot;;2183;IF([.C114]=&quot;FX-8350&quot;;1510))))))))" office:value-type="float" office:value="2916" calcext:value-type="float">
            <text:p>2916</text:p>
          </table:table-cell>
          <table:table-cell table:style-name="ce72" table:formula="of:=[.C117]/[.C85]" office:value-type="float" office:value="1.00344115622849" calcext:value-type="float">
            <text:p>1.003</text:p>
          </table:table-cell>
          <table:table-cell table:style-name="ce77" table:formula="of:=SQRT(([.$E$29]^2)*[.D117])" office:value-type="float" office:value="3245.5698854938" calcext:value-type="float">
            <text:p>3246</text:p>
          </table:table-cell>
          <table:table-cell table:style-name="ce72" table:formula="of:=[.E117]/[.$C$76]" office:value-type="float" office:value="1.50257865069157" calcext:value-type="float">
            <text:p>1.503</text:p>
          </table:table-cell>
          <table:table-cell table:style-name="ce72" table:formula="of:=[.F117]*[.$C$79]" office:value-type="float" office:value="29.5046343849797" calcext:value-type="float">
            <text:p>29.5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7]*([.C122]/[.C121])" office:value-type="float" office:value="2916" calcext:value-type="float">
            <text:p>2916</text:p>
          </table:table-cell>
          <table:table-cell table:style-name="ce72" table:formula="of:=[.C118]/[.C86]" office:value-type="float" office:value="0.983765839439699" calcext:value-type="float">
            <text:p>0.984</text:p>
          </table:table-cell>
          <table:table-cell table:style-name="ce77" table:formula="of:=SQRT(([.$E$29]^2)*[.D118])" office:value-type="float" office:value="3213.59304768077" calcext:value-type="float">
            <text:p>3214</text:p>
          </table:table-cell>
          <table:table-cell table:style-name="ce72" table:formula="of:=[.E118]/[.$C$76]" office:value-type="float" office:value="1.48777455911147" calcext:value-type="float">
            <text:p>1.488</text:p>
          </table:table-cell>
          <table:table-cell table:style-name="ce72" table:formula="of:=[.F118]*[.$C$79]" office:value-type="float" office:value="29.2139412427128" calcext:value-type="float">
            <text:p>29.2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8]*[.C123]" office:value-type="float" office:value="2332.8" calcext:value-type="float">
            <text:p>2333</text:p>
          </table:table-cell>
          <table:table-cell table:style-name="ce72" table:formula="of:=[.C119]/[.C87]" office:value-type="float" office:value="0.787012671551759" calcext:value-type="float">
            <text:p>0.787</text:p>
          </table:table-cell>
          <table:table-cell table:style-name="ce77" table:formula="of:=SQRT(([.$E$29]^2)*[.D119])" office:value-type="float" office:value="2874.32500265397" calcext:value-type="float">
            <text:p>2874</text:p>
          </table:table-cell>
          <table:table-cell table:style-name="ce72" table:formula="of:=[.E119]/[.$C$76]" office:value-type="float" office:value="1.33070601974721" calcext:value-type="float">
            <text:p>1.331</text:p>
          </table:table-cell>
          <table:table-cell table:style-name="ce72" table:formula="of:=[.F119]*[.$C$79]" office:value-type="float" office:value="26.1297434037562" calcext:value-type="float">
            <text:p>26.1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4]=&quot;i9-9900KF_SL_at_5.1GHz&quot;;16;IF([.C114]=&quot;i9-9900KS_SL_at_5.2GHz&quot;;16;IF([.C114]=&quot;i9-9900KF&quot;;16;IF([.C114]=&quot;i7-8700K&quot;;12;IF([.C114]=&quot;i7-7700&quot;;8;IF([.C114]=&quot;Ryzen 5 3600X&quot;;12;IF([.C114]=&quot;Ryzen 7 2700X&quot;;16;IF([.C114]=&quot;FX-8350&quot;;8))))))))" office:value-type="float" office:value="12" calcext:value-type="float">
            <text:p>12</text:p>
          </table:table-cell>
          <table:table-cell table:style-name="ce72" table:formula="of:=[.C120]/[.C88]" office:value-type="float" office:value="0.75" calcext:value-type="float">
            <text:p>0.750</text:p>
          </table:table-cell>
          <table:table-cell table:style-name="ce77" table:formula="of:=SQRT(([.$E$29]^2)*[.D120])" office:value-type="float" office:value="2805.92230826158" calcext:value-type="float">
            <text:p>2806</text:p>
          </table:table-cell>
          <table:table-cell table:style-name="ce72" table:formula="of:=[.E120]/[.$C$76]" office:value-type="float" office:value="1.29903810567666" calcext:value-type="float">
            <text:p>1.299</text:p>
          </table:table-cell>
          <table:table-cell table:style-name="ce72" table:formula="of:=[.F120]*[.$C$79]" office:value-type="float" office:value="25.5079122430669" calcext:value-type="float">
            <text:p>25.5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4]=&quot;i9-9900KF_SL_at_5.1GHz&quot;;5000;IF([.C114]=&quot;i9-9900KS_SL_at_5.2GHz&quot;;5000;IF([.C114]=&quot;i9-9900KF&quot;;5000;IF([.C114]=&quot;i7-8700K&quot;;4700;IF([.C114]=&quot;i7-7700&quot;;4200;IF([.C114]=&quot;Ryzen 5 3600X&quot;;4400;IF([.C114]=&quot;Ryzen 7 2700X&quot;;4300;IF([.C114]=&quot;FX-8350&quot;;4300))))))))" office:value-type="float" office:value="4400" calcext:value-type="float">
            <text:p>4400</text:p>
          </table:table-cell>
          <table:table-cell table:style-name="ce72" table:formula="of:=[.C121]/[.C89]" office:value-type="float" office:value="0.88" calcext:value-type="float">
            <text:p>0.880</text:p>
          </table:table-cell>
          <table:table-cell table:style-name="ce77" table:formula="of:=SQRT(([.$E$29]^2)*[.D121])" office:value-type="float" office:value="3039.38941236558" calcext:value-type="float">
            <text:p>3039</text:p>
          </table:table-cell>
          <table:table-cell table:style-name="ce72" table:formula="of:=[.E121]/[.$C$76]" office:value-type="float" office:value="1.40712472794703" calcext:value-type="float">
            <text:p>1.407</text:p>
          </table:table-cell>
          <table:table-cell table:style-name="ce72" table:formula="of:=[.F121]*[.$C$79]" office:value-type="float" office:value="27.6303011579679" calcext:value-type="float">
            <text:p>27.6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4]=&quot;i9-9900KF_SL_at_5.1GHz&quot;;5100;IF([.C114]=&quot;i9-9900KS_SL_at_5.2GHz&quot;;5200;IF([.C114]=&quot;i9-9900KF&quot;;5000;IF([.C114]=&quot;i7-8700K&quot;;4700;IF([.C114]=&quot;i7-7700&quot;;4200;IF([.C114]=&quot;Ryzen 5 3600X&quot;;4400;IF([.C114]=&quot;Ryzen 7 2700X&quot;;4300;IF([.C114]=&quot;FX-8350&quot;;4600))))))))" office:value-type="float" office:value="4400" calcext:value-type="float">
            <text:p>4400</text:p>
          </table:table-cell>
          <table:table-cell table:style-name="ce72" table:formula="of:=[.C122]/[.C90]" office:value-type="float" office:value="0.862745098039216" calcext:value-type="float">
            <text:p>0.863</text:p>
          </table:table-cell>
          <table:table-cell table:style-name="ce77" table:formula="of:=SQRT(([.$E$29]^2)*[.D122])" office:value-type="float" office:value="3009.4439588031" calcext:value-type="float">
            <text:p>3009</text:p>
          </table:table-cell>
          <table:table-cell table:style-name="ce72" table:formula="of:=[.E122]/[.$C$76]" office:value-type="float" office:value="1.39326109203847" calcext:value-type="float">
            <text:p>1.393</text:p>
          </table:table-cell>
          <table:table-cell table:style-name="ce72" table:formula="of:=[.F122]*[.$C$79]" office:value-type="float" office:value="27.3580748032674" calcext:value-type="float">
            <text:p>27.3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5]=&quot;Intel&quot;;1;IF([.C115]=&quot;AMD&quot;;0.8;IF([.C115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65" table:content-validation-name="val15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6]=&quot;NV_RTX_2080_Ti_at_2115MHz&quot;;&quot;NVIDIA&quot;;IF([.C126]=&quot;NV_TITAN_RTX&quot;;&quot;NVIDIA&quot;;IF([.C126]=&quot;NV_RTX_2080_Super&quot;;&quot;NVIDIA&quot;;IF([.C126]=&quot;NV_RTX_2070_Super&quot;;&quot;NVIDIA&quot;;IF([.C126]=&quot;NV_RTX_2060_Super&quot;;&quot;NVIDIA&quot;;IF([.C126]=&quot;NV_GTX_1080_Ti&quot;;&quot;NVIDIA&quot;;IF([.C126]=&quot;NV_GTX_1080&quot;;&quot;NVIDIA&quot;;IF([.C126]=&quot;AMD_Radeon_VII&quot;;&quot;AMD&quot;;IF([.C126]=&quot;AMD_Radeon_RX_5500_XT&quot;;&quot;AMD&quot;;IF([.C126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6]=&quot;NV_RTX_2080_Ti_at_2115MHz&quot;;4352;IF([.C126]=&quot;NV_TITAN_RTX&quot;;4608;IF([.C126]=&quot;NV_RTX_2080_Super&quot;;3072;IF([.C126]=&quot;NV_RTX_2070_Super&quot;;2560;IF([.C126]=&quot;NV_RTX_2060_Super&quot;;2176;IF([.C126]=&quot;NV_GTX_1080_Ti&quot;;3584;IF([.C126]=&quot;NV_GTX_1080&quot;;2560;IF([.C126]=&quot;AMD_Radeon_VII&quot;;3840;IF([.C126]=&quot;AMD_Radeon_RX_5500_XT&quot;;1408;IF([.C126]=&quot;AMD_Radeon_RX_5700_XT_A&quot;;2560))))))))))" office:value-type="float" office:value="3072" calcext:value-type="float">
            <text:p>3072</text:p>
          </table:table-cell>
          <table:table-cell table:style-name="ce72" table:formula="of:=[.C128]/[.C96]" office:value-type="float" office:value="0.705882352941176" calcext:value-type="float">
            <text:p>0.706</text:p>
          </table:table-cell>
          <table:table-cell table:style-name="ce77" table:formula="of:=SQRT(([.$E$29]^2)*[.D128])" office:value-type="float" office:value="2722.14448335045" calcext:value-type="float">
            <text:p>2722</text:p>
          </table:table-cell>
          <table:table-cell table:style-name="ce72" table:formula="of:=[.E128]/[.$C$76]" office:value-type="float" office:value="1.26025207562521" calcext:value-type="float">
            <text:p>1.260</text:p>
          </table:table-cell>
          <table:table-cell table:style-name="ce72" table:formula="of:=[.F128]*[.$C$79]" office:value-type="float" office:value="24.7463097569766" calcext:value-type="float">
            <text:p>24.74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6]=&quot;NV_RTX_2080_Ti_at_2115MHz&quot;;272;IF([.C126]=&quot;NV_TITAN_RTX&quot;;288;IF([.C126]=&quot;NV_RTX_2080_Super&quot;;192;IF([.C126]=&quot;NV_RTX_2070_Super&quot;;160;IF([.C126]=&quot;NV_RTX_2060_Super&quot;;136;IF([.C126]=&quot;NV_GTX_1080_Ti&quot;;224;IF([.C126]=&quot;NV_GTX_1080&quot;;160;IF([.C126]=&quot;AMD_Radeon_VII&quot;;240;IF([.C126]=&quot;AMD_Radeon_RX_5500_XT&quot;;88;IF([.C126]=&quot;AMD_Radeon_RX_5700_XT_A&quot;;160))))))))))" office:value-type="float" office:value="192" calcext:value-type="float">
            <text:p>192</text:p>
          </table:table-cell>
          <table:table-cell table:style-name="ce72" table:formula="of:=[.C129]/[.C97]" office:value-type="float" office:value="0.705882352941176" calcext:value-type="float">
            <text:p>0.706</text:p>
          </table:table-cell>
          <table:table-cell table:style-name="ce77" table:formula="of:=SQRT(([.$E$29]^2)*[.D129])" office:value-type="float" office:value="2722.14448335045" calcext:value-type="float">
            <text:p>2722</text:p>
          </table:table-cell>
          <table:table-cell table:style-name="ce72" table:formula="of:=[.E129]/[.$C$76]" office:value-type="float" office:value="1.26025207562521" calcext:value-type="float">
            <text:p>1.260</text:p>
          </table:table-cell>
          <table:table-cell table:style-name="ce72" table:formula="of:=[.F129]*[.$C$79]" office:value-type="float" office:value="24.7463097569766" calcext:value-type="float">
            <text:p>24.74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6]=&quot;NV_RTX_2080_Ti_at_2115MHz&quot;;88;IF([.C126]=&quot;NV_TITAN_RTX&quot;;96;IF([.C126]=&quot;NV_RTX_2080_Super&quot;;64;IF([.C126]=&quot;NV_RTX_2070_Super&quot;;64;IF([.C126]=&quot;NV_RTX_2060_Super&quot;;64;IF([.C126]=&quot;NV_GTX_1080_Ti&quot;;88;IF([.C126]=&quot;NV_GTX_1080&quot;;64;IF([.C126]=&quot;AMD_Radeon_VII&quot;;64;IF([.C126]=&quot;AMD_Radeon_RX_5500_XT&quot;;32;IF([.C126]=&quot;AMD_Radeon_RX_5700_XT_A&quot;;64))))))))))" office:value-type="float" office:value="64" calcext:value-type="float">
            <text:p>64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9]^2)*[.D130])" office:value-type="float" office:value="2763.08128396871" calcext:value-type="float">
            <text:p>2763</text:p>
          </table:table-cell>
          <table:table-cell table:style-name="ce72" table:formula="of:=[.E130]/[.$C$76]" office:value-type="float" office:value="1.27920429813366" calcext:value-type="float">
            <text:p>1.279</text:p>
          </table:table-cell>
          <table:table-cell table:style-name="ce72" table:formula="of:=[.F130]*[.$C$79]" office:value-type="float" office:value="25.1184555981526" calcext:value-type="float">
            <text:p>25.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6]=&quot;NV_RTX_2080_Ti_at_2115MHz&quot;;616;IF([.C126]=&quot;NV_TITAN_RTX&quot;;672;IF([.C126]=&quot;NV_RTX_2080_Super&quot;;496;IF([.C126]=&quot;NV_RTX_2070_Super&quot;;448;IF([.C126]=&quot;NV_RTX_2060_Super&quot;;448;IF([.C126]=&quot;NV_GTX_1080_Ti&quot;;484;IF([.C126]=&quot;NV_GTX_1080&quot;;352;IF([.C126]=&quot;AMD_Radeon_VII&quot;;1028;IF([.C126]=&quot;AMD_Radeon_RX_5500_XT&quot;;224;IF([.C126]=&quot;AMD_Radeon_RX_5700_XT_A&quot;;448))))))))))" office:value-type="float" office:value="496" calcext:value-type="float">
            <text:p>496</text:p>
          </table:table-cell>
          <table:table-cell table:style-name="ce72" table:formula="of:=[.C131]/[.C99]" office:value-type="float" office:value="0.805194805194805" calcext:value-type="float">
            <text:p>0.805</text:p>
          </table:table-cell>
          <table:table-cell table:style-name="ce77" table:formula="of:=SQRT(([.$E$29]^2)*[.D131])" office:value-type="float" office:value="2907.33778343917" calcext:value-type="float">
            <text:p>2907</text:p>
          </table:table-cell>
          <table:table-cell table:style-name="ce72" table:formula="of:=[.E131]/[.$C$76]" office:value-type="float" office:value="1.34598971455517" calcext:value-type="float">
            <text:p>1.346</text:p>
          </table:table-cell>
          <table:table-cell table:style-name="ce72" table:formula="of:=[.F131]*[.$C$79]" office:value-type="float" office:value="26.4298540350053" calcext:value-type="float">
            <text:p>26.4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6]=&quot;NV_RTX_2080_Ti_at_2115MHz&quot;;11;IF([.C126]=&quot;NV_TITAN_RTX&quot;;24;IF([.C126]=&quot;NV_RTX_2080_Super&quot;;8;IF([.C126]=&quot;NV_RTX_2070_Super&quot;;8;IF([.C126]=&quot;NV_RTX_2060_Super&quot;;8;IF([.C126]=&quot;NV_GTX_1080_Ti&quot;;11;IF([.C126]=&quot;NV_GTX_1080&quot;;8;IF([.C126]=&quot;AMD_Radeon_VII&quot;;16;IF([.C126]=&quot;AMD_Radeon_RX_5500_XT&quot;;8;IF([.C126]=&quot;AMD_Radeon_RX_5700_XT_A&quot;;8))))))))))" office:value-type="float" office:value="8" calcext:value-type="float">
            <text:p>8</text:p>
          </table:table-cell>
          <table:table-cell table:style-name="ce72" table:formula="of:=[.C132]/[.C100]" office:value-type="float" office:value="0.727272727272727" calcext:value-type="float">
            <text:p>0.727</text:p>
          </table:table-cell>
          <table:table-cell table:style-name="ce77" table:formula="of:=SQRT(([.$E$29]^2)*[.D132])" office:value-type="float" office:value="2763.08128396871" calcext:value-type="float">
            <text:p>2763</text:p>
          </table:table-cell>
          <table:table-cell table:style-name="ce72" table:formula="of:=[.E132]/[.$C$76]" office:value-type="float" office:value="1.27920429813366" calcext:value-type="float">
            <text:p>1.279</text:p>
          </table:table-cell>
          <table:table-cell table:style-name="ce72" table:formula="of:=[.F132]*[.$C$79]" office:value-type="float" office:value="25.1184555981526" calcext:value-type="float">
            <text:p>25.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6]=&quot;NV_RTX_2080_Ti_at_2115MHz&quot;;136;IF([.C126]=&quot;NV_TITAN_RTX&quot;;170;IF([.C126]=&quot;NV_RTX_2080_Super&quot;;116;IF([.C126]=&quot;NV_RTX_2070_Super&quot;;113;IF([.C126]=&quot;NV_RTX_2060_Super&quot;;106;IF([.C126]=&quot;NV_GTX_1080_Ti&quot;;139;IF([.C126]=&quot;NV_GTX_1080&quot;;111;IF([.C126]=&quot;AMD_Radeon_VII&quot;;112;IF([.C126]=&quot;AMD_Radeon_RX_5500_XT&quot;;59;IF([.C126]=&quot;AMD_Radeon_RX_5700_XT_A&quot;;127))))))))))" office:value-type="float" office:value="116" calcext:value-type="float">
            <text:p>116</text:p>
          </table:table-cell>
          <table:table-cell table:style-name="ce72" table:formula="of:=[.C133]/[.C101]" office:value-type="float" office:value="0.852941176470588" calcext:value-type="float">
            <text:p>0.853</text:p>
          </table:table-cell>
          <table:table-cell table:style-name="ce77" table:formula="of:=SQRT(([.$E$29]^2)*[.D133])" office:value-type="float" office:value="2992.29599039227" calcext:value-type="float">
            <text:p>2992</text:p>
          </table:table-cell>
          <table:table-cell table:style-name="ce72" table:formula="of:=[.E133]/[.$C$76]" office:value-type="float" office:value="1.3853222177742" calcext:value-type="float">
            <text:p>1.385</text:p>
          </table:table-cell>
          <table:table-cell table:style-name="ce72" table:formula="of:=[.F133]*[.$C$79]" office:value-type="float" office:value="27.2021870682142" calcext:value-type="float">
            <text:p>27.2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6]=&quot;NV_RTX_2080_Ti_at_2115MHz&quot;;410;IF([.C126]=&quot;NV_TITAN_RTX&quot;;510;IF([.C126]=&quot;NV_RTX_2080_Super&quot;;348;IF([.C126]=&quot;NV_RTX_2070_Super&quot;;283;IF([.C126]=&quot;NV_RTX_2060_Super&quot;;224;IF([.C126]=&quot;NV_GTX_1080_Ti&quot;;354;IF([.C126]=&quot;NV_GTX_1080&quot;;277;IF([.C126]=&quot;AMD_Radeon_VII&quot;;420;IF([.C126]=&quot;AMD_Radeon_RX_5500_XT&quot;;162;IF([.C126]=&quot;AMD_Radeon_RX_5700_XT_A&quot;;317))))))))))" office:value-type="float" office:value="348" calcext:value-type="float">
            <text:p>348</text:p>
          </table:table-cell>
          <table:table-cell table:style-name="ce72" table:formula="of:=[.C134]/[.C102]" office:value-type="float" office:value="0.848780487804878" calcext:value-type="float">
            <text:p>0.849</text:p>
          </table:table-cell>
          <table:table-cell table:style-name="ce77" table:formula="of:=SQRT(([.$E$29]^2)*[.D134])" office:value-type="float" office:value="2984.9887853693" calcext:value-type="float">
            <text:p>2985</text:p>
          </table:table-cell>
          <table:table-cell table:style-name="ce72" table:formula="of:=[.E134]/[.$C$76]" office:value-type="float" office:value="1.38193925248579" calcext:value-type="float">
            <text:p>1.382</text:p>
          </table:table-cell>
          <table:table-cell table:style-name="ce72" table:formula="of:=[.F134]*[.$C$79]" office:value-type="float" office:value="27.1357591618109" calcext:value-type="float">
            <text:p>27.1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6]=&quot;NV_RTX_2080_Ti_at_2115MHz&quot;;13448;IF([.C126]=&quot;NV_TITAN_RTX&quot;;16312;IF([.C126]=&quot;NV_RTX_2080_Super&quot;;11150;IF([.C126]=&quot;NV_RTX_2070_Super&quot;;9060;IF([.C126]=&quot;NV_RTX_2060_Super&quot;;7180;IF([.C126]=&quot;NV_GTX_1080_Ti&quot;;11339;IF([.C126]=&quot;NV_GTX_1080&quot;;8873;IF([.C126]=&quot;AMD_Radeon_VII&quot;;13824;IF([.C126]=&quot;AMD_Radeon_RX_5500_XT&quot;;5196;IF([.C126]=&quot;AMD_Radeon_RX_5700_XT_A&quot;;8602))))))))))" office:value-type="float" office:value="11150" calcext:value-type="float">
            <text:p>11150</text:p>
          </table:table-cell>
          <table:table-cell table:style-name="ce72" table:formula="of:=[.C135]/[.C103]" office:value-type="float" office:value="0.829119571683522" calcext:value-type="float">
            <text:p>0.829</text:p>
          </table:table-cell>
          <table:table-cell table:style-name="ce77" table:formula="of:=SQRT(([.$E$29]^2)*[.D135])" office:value-type="float" office:value="2950.21450333784" calcext:value-type="float">
            <text:p>2950</text:p>
          </table:table-cell>
          <table:table-cell table:style-name="ce72" table:formula="of:=[.E135]/[.$C$76]" office:value-type="float" office:value="1.36584004784159" calcext:value-type="float">
            <text:p>1.366</text:p>
          </table:table-cell>
          <table:table-cell table:style-name="ce72" table:formula="of:=[.F135]*[.$C$79]" office:value-type="float" office:value="26.8196351794175" calcext:value-type="float">
            <text:p>26.8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6]=&quot;NV_RTX_2080_Ti_at_2115MHz&quot;;1545;IF([.C126]=&quot;NV_TITAN_RTX&quot;;1770;IF([.C126]=&quot;NV_RTX_2080_Super&quot;;1815;IF([.C126]=&quot;NV_RTX_2070_Super&quot;;1770;IF([.C126]=&quot;NV_RTX_2060_Super&quot;;1650;IF([.C126]=&quot;NV_GTX_1080_Ti&quot;;1582;IF([.C126]=&quot;NV_GTX_1080&quot;;1733;IF([.C126]=&quot;AMD_Radeon_VII&quot;;1750;IF([.C126]=&quot;AMD_Radeon_RX_5500_XT&quot;;1845;IF([.C126]=&quot;AMD_Radeon_RX_5700_XT_A&quot;;1980))))))))))" office:value-type="float" office:value="1815" calcext:value-type="float">
            <text:p>1815</text:p>
          </table:table-cell>
          <table:table-cell table:style-name="ce72" table:formula="of:=[.C136]/[.C104]" office:value-type="float" office:value="1.1747572815534" calcext:value-type="float">
            <text:p>1.175</text:p>
          </table:table-cell>
          <table:table-cell table:style-name="ce77" table:formula="of:=SQRT(([.$E$29]^2)*[.D136])" office:value-type="float" office:value="3511.71354737754" calcext:value-type="float">
            <text:p>3512</text:p>
          </table:table-cell>
          <table:table-cell table:style-name="ce72" table:formula="of:=[.E136]/[.$C$76]" office:value-type="float" office:value="1.62579330897108" calcext:value-type="float">
            <text:p>1.626</text:p>
          </table:table-cell>
          <table:table-cell table:style-name="ce72" table:formula="of:=[.F136]*[.$C$79]" office:value-type="float" office:value="31.9240774149562" calcext:value-type="float">
            <text:p>31.9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6]=&quot;NV_RTX_2080_Ti_at_2115MHz&quot;;1755;IF([.C126]=&quot;NV_TITAN_RTX&quot;;1770;IF([.C126]=&quot;NV_RTX_2080_Super&quot;;1845;IF([.C126]=&quot;NV_RTX_2070_Super&quot;;1815;IF([.C126]=&quot;NV_RTX_2060_Super&quot;;1650;IF([.C126]=&quot;NV_GTX_1080_Ti&quot;;1746;IF([.C126]=&quot;NV_GTX_1080&quot;;1860;IF([.C126]=&quot;AMD_Radeon_VII&quot;;1750;IF([.C126]=&quot;AMD_Radeon_RX_5500_XT&quot;;1845;IF([.C126]=&quot;AMD_Radeon_RX_5700_XT_A&quot;;1980))))))))))" office:value-type="float" office:value="1845" calcext:value-type="float">
            <text:p>1845</text:p>
          </table:table-cell>
          <table:table-cell table:style-name="ce72" table:formula="of:=[.C137]/[.C105]" office:value-type="float" office:value="1.05128205128205" calcext:value-type="float">
            <text:p>1.051</text:p>
          </table:table-cell>
          <table:table-cell table:style-name="ce77" table:formula="of:=SQRT(([.$E$29]^2)*[.D137])" office:value-type="float" office:value="3322.03829922812" calcext:value-type="float">
            <text:p>3322</text:p>
          </table:table-cell>
          <table:table-cell table:style-name="ce72" table:formula="of:=[.E137]/[.$C$76]" office:value-type="float" office:value="1.53798069408709" calcext:value-type="float">
            <text:p>1.538</text:p>
          </table:table-cell>
          <table:table-cell table:style-name="ce72" table:formula="of:=[.F137]*[.$C$79]" office:value-type="float" office:value="30.1997889090941" calcext:value-type="float">
            <text:p>30.2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6]=&quot;NV_RTX_2080_Ti_at_2115MHz&quot;;2115;IF([.C126]=&quot;NV_TITAN_RTX&quot;;2030;IF([.C126]=&quot;NV_RTX_2080_Super&quot;;2040;IF([.C126]=&quot;NV_RTX_2070_Super&quot;;2070;IF([.C126]=&quot;NV_RTX_2060_Super&quot;;1650;IF([.C126]=&quot;NV_GTX_1080_Ti&quot;;2037;IF([.C126]=&quot;NV_GTX_1080&quot;;2130;IF([.C126]=&quot;AMD_Radeon_VII&quot;;1900;IF([.C126]=&quot;AMD_Radeon_RX_5500_XT&quot;;1845;IF([.C126]=&quot;AMD_Radeon_RX_5700_XT_A&quot;;2150))))))))))" office:value-type="float" office:value="2040" calcext:value-type="float">
            <text:p>2040</text:p>
          </table:table-cell>
          <table:table-cell table:style-name="ce72" table:formula="of:=[.C138]/[.C106]" office:value-type="float" office:value="0.964539007092199" calcext:value-type="float">
            <text:p>0.965</text:p>
          </table:table-cell>
          <table:table-cell table:style-name="ce77" table:formula="of:=SQRT(([.$E$29]^2)*[.D138])" office:value-type="float" office:value="3182.034676249" calcext:value-type="float">
            <text:p>3182</text:p>
          </table:table-cell>
          <table:table-cell table:style-name="ce72" table:formula="of:=[.E138]/[.$C$76]" office:value-type="float" office:value="1.47316420196713" calcext:value-type="float">
            <text:p>1.473</text:p>
          </table:table-cell>
          <table:table-cell table:style-name="ce72" table:formula="of:=[.F138]*[.$C$79]" office:value-type="float" office:value="28.9270522698265" calcext:value-type="float">
            <text:p>28.92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8]*[.C128]" office:value-type="float" office:value="6266880" calcext:value-type="float">
            <text:p>6266880</text:p>
          </table:table-cell>
          <table:table-cell table:style-name="ce72" table:formula="of:=[.C139]/[.C107]" office:value-type="float" office:value="0.680851063829787" calcext:value-type="float">
            <text:p>0.681</text:p>
          </table:table-cell>
          <table:table-cell table:style-name="ce77" table:formula="of:=SQRT(([.$E$29]^2)*[.D139])" office:value-type="float" office:value="2673.44387030279" calcext:value-type="float">
            <text:p>2673</text:p>
          </table:table-cell>
          <table:table-cell table:style-name="ce72" table:formula="of:=[.E139]/[.$C$76]" office:value-type="float" office:value="1.23770549551055" calcext:value-type="float">
            <text:p>1.238</text:p>
          </table:table-cell>
          <table:table-cell table:style-name="ce72" table:formula="of:=[.F139]*[.$C$79]" office:value-type="float" office:value="24.3035851098452" calcext:value-type="float">
            <text:p>24.304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6" office:value-type="float" office:value="3400" calcext:value-type="float">
            <text:p>3400</text:p>
          </table:table-cell>
          <table:table-cell table:style-name="ce72" table:formula="of:=[.C142]/[.C110]" office:value-type="float" office:value="1" calcext:value-type="float">
            <text:p>1.000</text:p>
          </table:table-cell>
          <table:table-cell table:style-name="ce77" table:formula="of:=SQRT(([.$E$29]^2)*[.D142])" office:value-type="float" office:value="3240" calcext:value-type="float">
            <text:p>3240</text:p>
          </table:table-cell>
          <table:table-cell table:style-name="ce72" table:formula="of:=[.E142]/[.$C$76]" office:value-type="float" office:value="1.5" calcext:value-type="float">
            <text:p>1.500</text:p>
          </table:table-cell>
          <table:table-cell table:style-name="ce72" table:formula="of:=[.F142]*[.$C$79]" office:value-type="float" office:value="29.454" calcext:value-type="float">
            <text:p>29.454</text:p>
          </table:table-cell>
          <table:table-cell table:number-columns-repeated="57"/>
        </table:table-row>
        <calcext:conditional-formats>
          <calcext:conditional-format calcext:target-range-address="'X-Plane 11 DRAFT'.G22:'X-Plane 11 DRAFT'.G22 'X-Plane 11 DRAFT'.G29:'X-Plane 11 DRAFT'.G29 'X-Plane 11 DRAFT'.A30:'X-Plane 11 DRAFT'.A30 'X-Plane 11 DRAFT'.A22:'X-Plane 11 DRAFT'.A22 'X-Plane 11 DRAFT'.G56:'X-Plane 11 DRAFT'.G56 'X-Plane 11 DRAFT'.G63:'X-Plane 11 DRAFT'.G63 'X-Plane 11 DRAFT'.A64:'X-Plane 11 DRAFT'.A64 'X-Plane 11 DRAFT'.A56:'X-Plane 11 DRAFT'.A56">
            <calcext:condition calcext:apply-style-name="Good - Framerate" calcext:value="&gt;=1.4" calcext:base-cell-address="'X-Plane 11 DRAFT'.A22"/>
            <calcext:condition calcext:apply-style-name="Warn - Framerate" calcext:value="&gt;=1.2" calcext:base-cell-address="'X-Plane 11 DRAFT'.A22"/>
            <calcext:condition calcext:apply-style-name="Bad - Framerate" calcext:value="&lt;1.2" calcext:base-cell-address="'X-Plane 11 DRAFT'.A22"/>
          </calcext:conditional-format>
          <calcext:conditional-format calcext:target-range-address="'X-Plane 11 DRAFT'.M30:'X-Plane 11 DRAFT'.M30 'X-Plane 11 DRAFT'.M23:'X-Plane 11 DRAFT'.M23 'X-Plane 11 DRAFT'.A23:'X-Plane 11 DRAFT'.A23 'X-Plane 11 DRAFT'.A31:'X-Plane 11 DRAFT'.A31">
            <calcext:condition calcext:apply-style-name="Good - Framerate" calcext:value="&lt;=0.8" calcext:base-cell-address="'X-Plane 11 DRAFT'.A23"/>
            <calcext:condition calcext:apply-style-name="Warn - Framerate" calcext:value="between(0.8,1)" calcext:base-cell-address="'X-Plane 11 DRAFT'.A23"/>
            <calcext:condition calcext:apply-style-name="Bad - Framerate" calcext:value="&gt;=1" calcext:base-cell-address="'X-Plane 11 DRAFT'.A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Untitled1" style:family="table-cell" style:parent-style-name="Good_20_-_20_Framerate"/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90.89pt" fo:page-height="841.69pt" style:num-format="1" style:print-orientation="landscape" style:scale-to="90%" style:writing-mode="lr-tb" style:print="charts drawings grid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06:29:09.7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9T16:29:23.821000000</meta:creation-date>
    <dc:date>2020-04-30T06:29:46.396000000</dc:date>
    <meta:editing-duration>P1DT8H12M14S</meta:editing-duration>
    <meta:editing-cycles>434</meta:editing-cycles>
    <meta:generator>LibreOffice/6.3.3.2$Windows_X86_64 LibreOffice_project/a64200df03143b798afd1ec74a12ab50359878ed</meta:generator>
    <meta:print-date>2020-01-05T21:45:08.798000000</meta:print-date>
    <meta:document-statistic meta:table-count="1" meta:cell-count="414" meta:object-count="0"/>
  </office:meta>
</office:document-meta>
</file>